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pitch="variable" style:font-charset="x-symbol"/>
    <style:font-face style:name="Lucida Sans2" svg:font-family="'Lucida Sans'" style:font-family-generic="swiss" style:font-pitch="variable"/>
    <style:font-face style:name="Lucida Sans3" svg:font-family="'Lucida Sans'" style:font-family-generic="system" style:font-pitch="variable"/>
    <style:font-face style:name="Lucida Sans4" svg:font-family="'Lucida Sans'" style:font-family-generic="system" style:font-pitch="variable" style:font-charset="x-symbol"/>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OpenSymbol3" svg:font-family="OpenSymbol" style:font-adornments="Regular" style:font-pitch="variable" style:font-charset="x-symbol"/>
    <style:font-face style:name="OpenSymbol4" svg:font-family="OpenSymbol" style:font-adornments="Roman"/>
    <style:font-face style:name="SimSun" svg:font-family="SimSun" style:font-pitch="variable"/>
    <style:font-face style:name="SimSun1" svg:font-family="SimSun" style:font-pitch="variable" style:font-charset="x-symbol"/>
    <style:font-face style:name="SimSun2" svg:font-family="SimSun" style:font-family-generic="system" style:font-pitch="variable"/>
    <style:font-face style:name="SimSun3" svg:font-family="SimSun" style:font-family-generic="system" style:font-pitch="variable" style:font-charset="x-symbol"/>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pitch="variable" style:font-charset="x-symbol"/>
    <style:font-face style:name="Times New Roman1" svg:font-family="'Times New Roman'" style:font-family-generic="roman" style:font-pitch="variable"/>
    <style:font-face style:name="Times New Roman2" svg:font-family="'Times New Roman'" style:font-family-generic="roman" style:font-pitch="variable" style:font-charset="x-symbol"/>
    <style:font-face style:name="Times New Roman3" svg:font-family="'Times New Roman'" style:font-family-generic="swiss" style:font-pitch="variable"/>
    <style:font-face style:name="Times New Roman4" svg:font-family="'Times New Roman'" style:font-adornments="Regular" style:font-family-generic="roman" style:font-pitch="variable"/>
  </office:font-face-decls>
  <office:automatic-styles>
    <style:style style:name="Table1" style:family="table">
      <style:table-properties style:width="9.202cm" fo:margin-left="0cm" fo:margin-top="0cm" fo:margin-bottom="0cm" table:align="left"/>
    </style:style>
    <style:style style:name="Table1.A" style:family="table-column">
      <style:table-column-properties style:column-width="3.699cm"/>
    </style:style>
    <style:style style:name="Table1.B" style:family="table-column">
      <style:table-column-properties style:column-width="0.201cm"/>
    </style:style>
    <style:style style:name="Table1.C" style:family="table-column">
      <style:table-column-properties style:column-width="2.401cm"/>
    </style:style>
    <style:style style:name="Table1.D" style:family="table-column">
      <style:table-column-properties style:column-width="0.199cm"/>
    </style:style>
    <style:style style:name="Table1.E" style:family="table-column">
      <style:table-column-properties style:column-width="2.702cm"/>
    </style:style>
    <style:style style:name="Table1.1" style:family="table-row">
      <style:table-row-properties fo:keep-together="auto"/>
    </style:style>
    <style:style style:name="Table1.A1" style:family="table-cell">
      <style:table-cell-properties style:vertical-align="" fo:padding="0.176cm" fo:border="1pt solid #ffffff"/>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3a36c9" officeooo:paragraph-rsid="003a36c9"/>
    </style:style>
    <style:style style:name="P2" style:family="paragraph" style:parent-style-name="_5f_Header_20_N_20_page_20_paire_20__28_G_29_">
      <style:text-properties officeooo:rsid="003a36c9" officeooo:paragraph-rsid="003a36c9"/>
    </style:style>
    <style:style style:name="P3" style:family="paragraph" style:parent-style-name="Footer">
      <style:text-properties officeooo:rsid="003a36c9" officeooo:paragraph-rsid="003a36c9"/>
    </style:style>
    <style:style style:name="P4" style:family="paragraph" style:parent-style-name="_5f_Header_20_G_20_page_20_paire_20__28_G_29_">
      <style:text-properties officeooo:paragraph-rsid="0334a5be"/>
    </style:style>
    <style:style style:name="P5" style:family="paragraph" style:parent-style-name="Footer">
      <style:text-properties officeooo:rsid="00178920" officeooo:paragraph-rsid="00178920"/>
    </style:style>
    <style:style style:name="P6" style:family="paragraph" style:parent-style-name="Standard">
      <style:paragraph-properties fo:margin-top="0.199cm" fo:margin-bottom="0cm" style:contextual-spacing="false"/>
      <style:text-properties officeooo:rsid="00178920" officeooo:paragraph-rsid="00178920"/>
    </style:style>
    <style:style style:name="P7"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8" style:family="paragraph" style:parent-style-name="Folio">
      <style:paragraph-properties fo:text-align="center" style:justify-single-word="false"/>
      <style:text-properties fo:font-size="8pt" officeooo:paragraph-rsid="001ce334" style:font-size-asian="8pt" style:font-size-complex="8pt"/>
    </style:style>
    <style:style style:name="P9"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1"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2" style:family="paragraph" style:parent-style-name="Footer">
      <style:text-properties fo:text-transform="uppercase" fo:color="#808080" loext:opacity="100%" style:font-name="Bitstream Vera Sans6" fo:font-size="9pt" officeooo:rsid="0039dd65" officeooo:paragraph-rsid="0039dd65" fo:background-color="transparent"/>
    </style:style>
    <style:style style:name="P13"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4"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5"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6" style:family="paragraph" style:parent-style-name="Footer">
      <style:text-properties officeooo:paragraph-rsid="00c384cf"/>
    </style:style>
    <style:style style:name="P17" style:family="paragraph" style:parent-style-name="_5f_Header_20_G_20_page_20_paire_20__28_G_29_">
      <style:paragraph-properties fo:text-align="start" style:justify-single-word="false"/>
    </style:style>
    <style:style style:name="P18" style:family="paragraph" style:parent-style-name="Footer">
      <style:text-properties officeooo:paragraph-rsid="030c4d7d"/>
    </style:style>
    <style:style style:name="P19" style:family="paragraph" style:parent-style-name="_5f_Header_20_D_20_page_20_paire_20__28_G_29_">
      <style:text-properties officeooo:paragraph-rsid="0053b3bd"/>
    </style:style>
    <style:style style:name="P20" style:family="paragraph" style:parent-style-name="_5f_Header_20_D_20_page_20_impaire_20__28_D_29_">
      <style:text-properties officeooo:rsid="0039dd65" officeooo:paragraph-rsid="0039dd65"/>
    </style:style>
    <style:style style:name="P21" style:family="paragraph" style:parent-style-name="_5f_Header_20_M_20_page_20_impaire_20__28_D_29_">
      <style:text-properties officeooo:paragraph-rsid="02af0d27"/>
    </style:style>
    <style:style style:name="P22" style:family="paragraph" style:parent-style-name="_5f_Header_20_M_20_page_20_impaire_20__28_D_29_">
      <style:text-properties officeooo:paragraph-rsid="02ae83b8"/>
    </style:style>
    <style:style style:name="P23" style:family="paragraph" style:parent-style-name="Footer">
      <style:text-properties officeooo:paragraph-rsid="02ae83b8"/>
    </style:style>
    <style:style style:name="P24" style:family="paragraph" style:parent-style-name="Footer">
      <style:text-properties officeooo:paragraph-rsid="008d016c"/>
    </style:style>
    <style:style style:name="P25" style:family="paragraph" style:parent-style-name="_5f_Paragraphe">
      <style:text-properties officeooo:paragraph-rsid="00348848"/>
    </style:style>
    <style:style style:name="P26" style:family="paragraph" style:parent-style-name="_5f_Paragraphe">
      <style:text-properties officeooo:paragraph-rsid="0037f7a8"/>
    </style:style>
    <style:style style:name="P27" style:family="paragraph" style:parent-style-name="_5f_Paragraphe">
      <style:text-properties officeooo:paragraph-rsid="003bd71c"/>
    </style:style>
    <style:style style:name="P28" style:family="paragraph" style:parent-style-name="_5f_Paragraphe">
      <style:paragraph-properties fo:margin-top="0.201cm" fo:margin-bottom="0.201cm" style:contextual-spacing="false"/>
      <style:text-properties officeooo:paragraph-rsid="003bd71c"/>
    </style:style>
    <style:style style:name="P29" style:family="paragraph" style:parent-style-name="_5f_Paragraphe">
      <style:paragraph-properties fo:margin-top="0.302cm" fo:margin-bottom="0.302cm" style:contextual-spacing="false"/>
      <style:text-properties officeooo:paragraph-rsid="003bd71c"/>
    </style:style>
    <style:style style:name="P30" style:family="paragraph" style:parent-style-name="_5f_Paragraphe_5f_Réponse_5f_Pointillés_5f_Grisés">
      <style:text-properties officeooo:paragraph-rsid="003bd71c"/>
    </style:style>
    <style:style style:name="P31" style:family="paragraph" style:parent-style-name="_5f_Paragraphe_5f_Réponse_5f_Pointillés_5f_Grisés">
      <style:paragraph-properties fo:line-height="100%"/>
      <style:text-properties officeooo:paragraph-rsid="003bd71c"/>
    </style:style>
    <style:style style:name="P32" style:family="paragraph" style:parent-style-name="_5f_Tableau_5f_Centré">
      <style:text-properties officeooo:paragraph-rsid="003a36c9"/>
    </style:style>
    <style:style style:name="P33" style:family="paragraph" style:parent-style-name="_5f_Tableau_5f_Centré_5f_Gras">
      <style:text-properties officeooo:paragraph-rsid="003a36c9"/>
    </style:style>
    <style:style style:name="P34" style:family="paragraph" style:parent-style-name="Footer">
      <style:text-properties officeooo:rsid="00178920" officeooo:paragraph-rsid="00178920"/>
    </style:style>
    <style:style style:name="P3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6" style:family="paragraph" style:parent-style-name="_5f_Footer_20_page_20_impaire_20__28_D_29_"/>
    <style:style style:name="P37" style:family="paragraph" style:parent-style-name="_5f_Footer_20_page_20_impaire_20__28_D_29_">
      <style:text-properties officeooo:rsid="00d45efc" officeooo:paragraph-rsid="00d45efc"/>
    </style:style>
    <style:style style:name="P38" style:family="paragraph" style:parent-style-name="_5f_Footer_20_page_20_paire_20__28_G_29_">
      <style:text-properties officeooo:rsid="003a36c9" officeooo:paragraph-rsid="003a36c9"/>
    </style:style>
    <style:style style:name="P39" style:family="paragraph" style:parent-style-name="_5f_Footer_20_page_20_paire_20__28_G_29_"/>
    <style:style style:name="P40" style:family="paragraph" style:parent-style-name="_5f_Header_20_D_20_page_20_paire_20__28_G_29_">
      <style:text-properties officeooo:rsid="005097e4" officeooo:paragraph-rsid="005097e4"/>
    </style:style>
    <style:style style:name="P41" style:family="paragraph" style:parent-style-name="_5f_Header_20_G_20_page_20_paire_20__28_G_29_">
      <style:text-properties officeooo:paragraph-rsid="0334a5be"/>
    </style:style>
    <style:style style:name="P42" style:family="paragraph" style:parent-style-name="_5f_Header_20_M_20_page_20_paire_20__28_G_29_">
      <style:text-properties officeooo:paragraph-rsid="02af0d27"/>
    </style:style>
    <style:style style:name="P4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4" style:family="paragraph" style:parent-style-name="_5f_Paragraphe_5f_Réponse_5f_Elève" style:list-style-name="_5f_Numérotation_20_des_20_exercices">
      <style:text-properties officeooo:paragraph-rsid="003bd71c"/>
    </style:style>
    <style:style style:name="P45" style:family="paragraph" style:parent-style-name="_5f_Paragraphe_5f_Réponse_5f_Elève_5f_Fraction" style:list-style-name="_5f_Numérotation_20_des_20_exercices"/>
    <style:style style:name="P46" style:family="paragraph" style:parent-style-name="_5f_Premier_5f_Titre_5f_Exercices_5f_avec_5f_Num_20_Exo_5f_Avec_5f_Titre" style:list-style-name="_5f_Numérotation_20_des_20_exercices"/>
    <style:style style:name="P47" style:family="paragraph" style:parent-style-name="_5f_Premier_5f_Titre_5f_Exercices_5f_avec_5f_Num_20_Exo_5f_Avec_5f_Titre" style:list-style-name="_5f_Numérotation_20_des_20_exercices" style:master-page-name="SERIE_5f_NUMERIQUE_5f_CLR_5f_d7e12c_5f_2COL">
      <style:paragraph-properties style:page-number="1"/>
    </style:style>
    <style:style style:name="P48" style:family="paragraph" style:parent-style-name="_5f_Premier_5f_Titre_5f_Exercices_5f_avec_5f_Num_5f_Exo_5f_sans_5f_Titre" style:list-style-name="_5f_Numérotation_20_des_20_exercices"/>
    <style:style style:name="P49" style:family="paragraph" style:parent-style-name="_5f_Premier_5f_Titre_5f_Exercices_5f_avec_5f_Num_5f_Exo_5f_sans_5f_Titre" style:list-style-name="_5f_Numérotation_20_des_20_exercices">
      <style:paragraph-properties fo:break-before="column"/>
    </style:style>
    <style:style style:name="P50" style:family="paragraph" style:parent-style-name="_5f_Titre_5f_Exercices_5f_avec_5f_Titre" style:list-style-name="_5f_Numérotation_20_des_20_exercices"/>
    <style:style style:name="P51" style:family="paragraph" style:parent-style-name="_5f_Titre_5f_Exercices_5f_avec_5f_Titre" style:list-style-name="_5f_Numérotation_20_des_20_exercices">
      <style:text-properties officeooo:paragraph-rsid="0037f7a8"/>
    </style:style>
    <style:style style:name="P52" style:family="paragraph" style:parent-style-name="_5f_Titre_5f_Exercices_5f_sans_5f_Titre" style:list-style-name="_5f_Numérotation_20_des_20_exercices"/>
    <style:style style:name="P53" style:family="paragraph" style:parent-style-name="_5f_Titre_5f_Exercices_5f_sans_5f_Titre" style:list-style-name="_5f_Numérotation_20_des_20_exercices">
      <style:text-properties officeooo:paragraph-rsid="00130d27"/>
    </style:style>
    <style:style style:name="P54" style:family="paragraph" style:parent-style-name="_5f_Titre_5f_Exercices_5f_sans_5f_Titre" style:list-style-name="_5f_Numérotation_20_des_20_exercices">
      <style:text-properties officeooo:paragraph-rsid="001b07e5"/>
    </style:style>
    <style:style style:name="P55" style:family="paragraph">
      <loext:graphic-properties draw:fill="solid" draw:fill-color="#7fb241"/>
    </style:style>
    <style:style style:name="P56" style:family="paragraph">
      <style:paragraph-properties fo:text-align="center"/>
    </style:style>
    <style:style style:name="P57"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8" style:family="paragraph">
      <style:paragraph-properties fo:margin-left="0cm" fo:margin-right="0cm" fo:margin-top="0cm" fo:margin-bottom="0cm" fo:line-height="100%" fo:text-align="center" fo:text-indent="0cm"/>
    </style:style>
    <style:style style:name="P59" style:family="paragraph">
      <loext:graphic-properties draw:fill="solid" draw:fill-color="#e6cfe6"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P60" style:family="paragraph">
      <loext:graphic-properties draw:fill="solid" draw:fill-color="#f2ffbf"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11pt" fo:font-style="italic" fo:text-shadow="none" style:text-underline-style="none" fo:font-weight="normal" style:font-name-asian="Arial Unicode MS" style:font-size-asian="24pt" style:font-style-asian="italic" style:font-weight-asian="normal" style:font-name-complex="Tahoma1" style:font-size-complex="24pt" style:font-style-complex="italic" style:font-weight-complex="normal" style:font-relief="none"/>
    </style:style>
    <style:style style:name="P61" style:family="paragraph">
      <loext:graphic-properties draw:fill="solid" draw:fill-color="#1ca2b8"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P62" style:family="paragraph">
      <loext:graphic-properties draw:fill="solid" draw:fill-color="#f2ffbf"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10pt" fo:font-style="normal" fo:text-shadow="none" style:text-underline-style="none" fo:font-weight="normal" fo:background-color="#ffff00" style:font-name-asian="Arial Unicode MS" style:font-size-asian="10pt" style:font-style-asian="normal" style:font-weight-asian="normal" style:font-name-complex="Tahoma1" style:font-size-complex="10pt" style:font-style-complex="normal" style:font-weight-complex="normal" style:font-relief="none"/>
    </style:style>
    <style:style style:name="P63" style:family="paragraph">
      <loext:graphic-properties draw:fill="solid" draw:fill-color="#f2ffbf"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P64" style:family="paragraph">
      <style:paragraph-properties fo:margin-left="0cm" fo:margin-right="0cm" fo:text-indent="0cm" loext:tab-stop-distance="0cm">
        <style:tab-stops>
          <style:tab-stop style:position="0cm"/>
        </style:tab-stops>
      </style:paragraph-properties>
    </style:style>
    <style:style style:name="P65" style:family="paragraph">
      <loext:graphic-properties draw:fill="solid" draw:fill-color="#1ca2b8"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P66"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67"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P68" style:family="paragraph">
      <loext:graphic-properties draw:fill="solid" draw:fill-color="#d7e12c"/>
    </style:style>
    <style:style style:name="P69" style:family="paragraph">
      <loext:graphic-properties draw:fill="solid" draw:fill-color="#1ca2b8"/>
    </style:style>
    <style:style style:name="P70" style:family="paragraph">
      <loext:graphic-properties draw:fill="solid" draw:fill-color="#9d0f89"/>
    </style:style>
    <style:style style:name="P7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style:font-size-asian="16pt" style:font-style-asian="normal" style:font-size-complex="16pt" style:font-style-complex="normal"/>
    </style:style>
    <style:style style:name="T4"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5" style:family="text">
      <style:text-properties fo:font-variant="small-caps" fo:color="#d7e12c" loext:opacity="100%" style:font-name="Bitstream Vera Sans1" fo:font-size="16pt" fo:font-style="normal" fo:text-shadow="none" fo:font-weight="bold" officeooo:rsid="003a36c9" style:font-size-asian="16pt" style:font-style-asian="normal" style:font-size-complex="16pt" style:font-style-complex="normal"/>
    </style:style>
    <style:style style:name="T6"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7"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8" style:family="text">
      <style:text-properties fo:font-variant="small-caps" fo:color="#7fb241" loext:opacity="100%" style:font-name="Bitstream Vera Sans6" fo:font-size="16pt" fo:font-weight="bold" officeooo:rsid="02768590"/>
    </style:style>
    <style:style style:name="T9" style:family="text">
      <style:text-properties fo:font-variant="small-caps" fo:color="#7fb241" loext:opacity="100%" style:font-name="Bitstream Vera Sans6" fo:font-size="16pt" fo:font-weight="bold" officeooo:rsid="0021cde5"/>
    </style:style>
    <style:style style:name="T10" style:family="text">
      <style:text-properties officeooo:rsid="00d8520c"/>
    </style:style>
    <style:style style:name="T11" style:family="text">
      <style:text-properties fo:text-transform="uppercase" fo:color="#808080" loext:opacity="100%" style:font-name="Bitstream Vera Sans6" fo:font-size="9pt" fo:background-color="transparent" loext:char-shading-value="0"/>
    </style:style>
    <style:style style:name="T12" style:family="text">
      <style:text-properties fo:text-transform="uppercase" fo:color="#808080" loext:opacity="100%" style:font-name="Bitstream Vera Sans6" fo:font-size="9pt" officeooo:rsid="033506eb" fo:background-color="transparent" loext:char-shading-value="0"/>
    </style:style>
    <style:style style:name="T13" style:family="text">
      <style:text-properties fo:text-transform="uppercase" fo:color="#808080" loext:opacity="100%" style:font-name="Bitstream Vera Sans6" fo:font-size="9pt" officeooo:rsid="00d8520c" fo:background-color="transparent" loext:char-shading-value="0"/>
    </style:style>
    <style:style style:name="T14" style:family="text">
      <style:text-properties fo:text-transform="uppercase" fo:color="#808080" loext:opacity="100%" style:font-name="Bitstream Vera Sans6" fo:font-size="9pt" officeooo:rsid="030c4d7d" fo:background-color="transparent" loext:char-shading-value="0"/>
    </style:style>
    <style:style style:name="T15" style:family="text">
      <style:text-properties fo:text-transform="uppercase" fo:color="#808080" loext:opacity="100%" style:font-name="Bitstream Vera Sans6" fo:font-size="9pt" officeooo:rsid="0334510d" fo:background-color="transparent" loext:char-shading-value="0"/>
    </style:style>
    <style:style style:name="T16" style:family="text">
      <style:text-properties fo:text-transform="uppercase" fo:color="#808080" loext:opacity="100%" style:font-name="Bitstream Vera Sans6" fo:font-size="9pt" officeooo:rsid="003a36c9" fo:background-color="transparent" loext:char-shading-value="0"/>
    </style:style>
    <style:style style:name="T17" style:family="text">
      <style:text-properties fo:text-transform="uppercase" fo:color="#808080" loext:opacity="100%" style:font-name="Bitstream Vera Sans6" fo:font-size="9pt" officeooo:rsid="015f088a" fo:background-color="transparent" loext:char-shading-value="0"/>
    </style:style>
    <style:style style:name="T18" style:family="text">
      <style:text-properties fo:text-transform="uppercase" fo:color="#808080" loext:opacity="100%" style:font-name="Bitstream Vera Sans6" fo:font-size="9pt" officeooo:rsid="010c4d3a" fo:background-color="transparent" loext:char-shading-value="0"/>
    </style:style>
    <style:style style:name="T19" style:family="text">
      <style:text-properties fo:text-transform="uppercase" fo:color="#808080" loext:opacity="100%" style:font-name="Bitstream Vera Sans6" fo:font-size="9pt" officeooo:rsid="010d212a" fo:background-color="transparent" loext:char-shading-value="0"/>
    </style:style>
    <style:style style:name="T20" style:family="text">
      <style:text-properties fo:text-transform="uppercase" fo:color="#808080" loext:opacity="100%" style:font-name="Bitstream Vera Sans6" fo:font-size="9pt" officeooo:rsid="015c53e1" fo:background-color="transparent" loext:char-shading-value="0"/>
    </style:style>
    <style:style style:name="T21" style:family="text">
      <style:text-properties fo:text-transform="uppercase" fo:color="#808080" loext:opacity="100%" style:font-name="Bitstream Vera Sans6" fo:font-size="9pt" officeooo:rsid="02af0d27" fo:background-color="transparent" loext:char-shading-value="0"/>
    </style:style>
    <style:style style:name="T22" style:family="text">
      <style:text-properties fo:text-transform="uppercase" fo:color="#808080" loext:opacity="100%" style:font-name="Bitstream Vera Sans6" fo:font-size="9pt" officeooo:rsid="02768590" fo:background-color="transparent" loext:char-shading-value="0"/>
    </style:style>
    <style:style style:name="T23" style:family="text">
      <style:text-properties fo:text-transform="uppercase" fo:color="#808080" loext:opacity="100%" style:font-name="Bitstream Vera Sans6" fo:font-size="9pt" officeooo:rsid="008d016c" fo:background-color="transparent" loext:char-shading-value="0"/>
    </style:style>
    <style:style style:name="T24" style:family="text">
      <style:text-properties fo:text-transform="uppercase" fo:color="#808080" loext:opacity="100%" style:font-name="Bitstream Vera Sans6" fo:font-size="9pt" officeooo:rsid="0021cde5" fo:background-color="transparent" loext:char-shading-value="0"/>
    </style:style>
    <style:style style:name="T25"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6" style:family="text">
      <style:text-properties officeooo:rsid="010c4d3a"/>
    </style:style>
    <style:style style:name="T27" style:family="text">
      <style:text-properties fo:font-size="16pt" officeooo:rsid="0053b3bd" style:font-size-asian="16pt" style:font-size-complex="16pt"/>
    </style:style>
    <style:style style:name="T28" style:family="text">
      <style:text-properties officeooo:rsid="00545a20"/>
    </style:style>
    <style:style style:name="T29" style:family="text">
      <style:text-properties officeooo:rsid="015f088a"/>
    </style:style>
    <style:style style:name="T30" style:family="text">
      <style:text-properties officeooo:rsid="0021cde5"/>
    </style:style>
    <style:style style:name="T31" style:family="text">
      <style:text-properties officeooo:rsid="01f8729d"/>
    </style:style>
    <style:style style:name="T32" style:family="text">
      <style:text-properties fo:color="#000000" loext:opacity="100%" fo:font-style="normal" style:font-style-asian="normal" style:font-style-complex="normal"/>
    </style:style>
    <style:style style:name="T33" style:family="text">
      <style:text-properties fo:color="#000000" loext:opacity="100%" fo:font-style="normal" fo:font-weight="normal" officeooo:rsid="002796de" fo:background-color="#ffff00" loext:char-shading-value="0" style:font-name-asian="OpenSymbol1" style:font-size-asian="9pt" style:font-style-asian="normal" style:font-weight-asian="normal" style:font-name-complex="OpenSymbol1" style:font-size-complex="9pt" style:font-style-complex="normal" style:font-weight-complex="normal"/>
    </style:style>
    <style:style style:name="T34" style:family="text">
      <style:text-properties fo:color="#000000" loext:opacity="100%" fo:font-style="normal" fo:font-weight="normal" officeooo:rsid="003505dc" fo:background-color="#ffff00" loext:char-shading-value="0" style:font-name-asian="OpenSymbol1" style:font-size-asian="9pt" style:font-style-asian="normal" style:font-weight-asian="normal" style:font-name-complex="OpenSymbol1" style:font-size-complex="9pt" style:font-style-complex="normal" style:font-weight-complex="normal"/>
    </style:style>
    <style:style style:name="T35" style:family="text">
      <style:text-properties fo:color="#000000" loext:opacity="100%" fo:font-style="normal" fo:font-weight="normal" officeooo:rsid="0030522a" fo:background-color="#ffff00" loext:char-shading-value="0" style:font-size-asian="10pt" style:font-style-asian="normal" style:font-weight-asian="normal" style:font-size-complex="10pt" style:font-style-complex="normal" style:font-weight-complex="normal"/>
    </style:style>
    <style:style style:name="T36" style:family="text">
      <style:text-properties fo:color="#000000" loext:opacity="100%" fo:font-style="italic" style:font-size-asian="12pt" style:font-style-asian="normal" style:font-size-complex="12pt" style:font-style-complex="normal"/>
    </style:style>
    <style:style style:name="T37" style:family="text">
      <style:text-properties fo:color="#000000" loext:opacity="100%" fo:font-style="italic" fo:font-weight="normal" officeooo:rsid="002f10b0" fo:background-color="#ffff00" loext:char-shading-value="0" style:font-style-asian="italic" style:font-weight-asian="normal" style:font-style-complex="italic" style:font-weight-complex="normal"/>
    </style:style>
    <style:style style:name="T38" style:family="text">
      <style:text-properties fo:color="#000000" loext:opacity="100%" style:font-style-asian="normal" style:font-style-complex="normal"/>
    </style:style>
    <style:style style:name="T39" style:family="text">
      <style:text-properties fo:color="#000000" loext:opacity="100%" style:font-name="Times New Roman1" fo:font-size="12pt" fo:font-style="italic" style:font-size-asian="12pt" style:font-style-asian="italic" style:font-size-complex="12pt" style:font-style-complex="italic"/>
    </style:style>
    <style:style style:name="T40" style:family="text">
      <style:text-properties fo:color="#000000" loext:opacity="100%" style:font-name="Times New Roman1" fo:font-size="12pt" fo:font-style="italic" fo:font-weight="normal" officeooo:rsid="002796de" fo:background-color="#ffff00" loext:char-shading-value="0" style:font-size-asian="12pt" style:font-style-asian="italic" style:font-weight-asian="normal" style:font-size-complex="12pt" style:font-style-complex="italic" style:font-weight-complex="normal"/>
    </style:style>
    <style:style style:name="T41" style:family="text">
      <style:text-properties fo:color="#000000" loext:opacity="100%" style:font-name="Times New Roman1" fo:font-size="12pt" fo:font-style="italic" fo:font-weight="normal" officeooo:rsid="003505dc" fo:background-color="#ffff00" loext:char-shading-value="0" style:font-size-asian="12pt" style:font-style-asian="italic" style:font-weight-asian="normal" style:font-size-complex="12pt" style:font-style-complex="italic" style:font-weight-complex="normal"/>
    </style:style>
    <style:style style:name="T42" style:family="text">
      <style:text-properties fo:color="#000000" loext:opacity="100%" fo:font-weight="normal" officeooo:rsid="0032f84a" fo:background-color="#ffff00" loext:char-shading-value="0" style:font-size-asian="9pt" style:font-weight-asian="normal" style:font-size-complex="9pt" style:font-weight-complex="normal"/>
    </style:style>
    <style:style style:name="T43" style:family="text">
      <style:text-properties fo:color="#000000" loext:opacity="100%" fo:font-weight="normal" officeooo:rsid="002eb42f" fo:background-color="#ffff00" loext:char-shading-value="0" style:font-weight-asian="normal" style:font-weight-complex="normal"/>
    </style:style>
    <style:style style:name="T44" style:family="text">
      <style:text-properties fo:color="#000000" loext:opacity="100%" fo:font-weight="normal" officeooo:rsid="002e9221" fo:background-color="#ffff00" loext:char-shading-value="0" style:font-weight-asian="normal" style:font-weight-complex="normal"/>
    </style:style>
    <style:style style:name="T45" style:family="text">
      <style:text-properties fo:color="#000000" loext:opacity="100%" fo:font-weight="normal" officeooo:rsid="003873da" fo:background-color="#ffff00" loext:char-shading-value="0" style:font-weight-asian="normal" style:font-weight-complex="normal"/>
    </style:style>
    <style:style style:name="T46" style:family="text">
      <style:text-properties fo:color="#000000" loext:opacity="100%" fo:font-weight="normal" officeooo:rsid="003ab08b" fo:background-color="#ffff00" loext:char-shading-value="0" style:font-weight-asian="normal" style:font-weight-complex="normal"/>
    </style:style>
    <style:style style:name="T47" style:family="text">
      <style:text-properties fo:color="#000000" loext:opacity="100%" fo:font-weight="normal" officeooo:rsid="00305220" fo:background-color="#ffff00" loext:char-shading-value="0" style:font-weight-asian="normal" style:font-weight-complex="normal"/>
    </style:style>
    <style:style style:name="T48" style:family="text">
      <style:text-properties fo:color="#000000" loext:opacity="100%" fo:font-weight="normal" officeooo:rsid="003ce58d" fo:background-color="#ffff00" loext:char-shading-value="0" style:font-weight-asian="normal" style:font-weight-complex="normal"/>
    </style:style>
    <style:style style:name="T49" style:family="text">
      <style:text-properties fo:color="#000000" loext:opacity="100%" fo:font-weight="normal" officeooo:rsid="0036853b" fo:background-color="#ffff00" loext:char-shading-value="0" style:font-weight-asian="normal" style:font-weight-complex="normal"/>
    </style:style>
    <style:style style:name="T50" style:family="text">
      <style:text-properties fo:color="#000000" loext:opacity="100%" fo:font-weight="normal" officeooo:rsid="0039fff7" fo:background-color="#ffff00" loext:char-shading-value="0" style:font-weight-asian="normal" style:font-weight-complex="normal"/>
    </style:style>
    <style:style style:name="T51" style:family="text">
      <style:text-properties fo:color="#000000" loext:opacity="100%" fo:font-weight="normal" officeooo:rsid="0030522a" fo:background-color="#ffff00" loext:char-shading-value="0" style:font-weight-asian="normal" style:font-weight-complex="normal"/>
    </style:style>
    <style:style style:name="T52" style:family="text">
      <style:text-properties fo:color="#000000" loext:opacity="100%" fo:font-weight="normal" officeooo:rsid="003edc1b" fo:background-color="#ffff00" loext:char-shading-value="0" style:font-weight-asian="normal" style:font-weight-complex="normal"/>
    </style:style>
    <style:style style:name="T53" style:family="text">
      <style:text-properties fo:color="#000000" loext:opacity="100%" style:text-position="0% 100%" style:font-name="Times New Roman1" fo:font-size="12pt" fo:font-style="italic" fo:font-weight="normal" officeooo:rsid="002796de" fo:background-color="#ffff00" loext:char-shading-value="0" style:font-name-asian="OpenSymbol1" style:font-size-asian="12pt" style:font-style-asian="italic" style:font-weight-asian="normal" style:font-name-complex="OpenSymbol1" style:font-size-complex="12pt" style:font-style-complex="italic" style:font-weight-complex="normal"/>
    </style:style>
    <style:style style:name="T54" style:family="text">
      <style:text-properties fo:color="#000000" loext:opacity="100%" style:font-name="Bitstream Vera Sans5" fo:font-size="10pt" fo:font-style="italic" fo:font-weight="normal" officeooo:rsid="0030522a" fo:background-color="#ffff00" loext:char-shading-value="0" style:font-size-asian="9pt" style:font-style-asian="italic" style:font-weight-asian="normal" style:font-size-complex="9pt" style:font-style-complex="italic" style:font-weight-complex="normal"/>
    </style:style>
    <style:style style:name="T55" style:family="text">
      <style:text-properties fo:color="#000000" loext:opacity="100%" style:font-name="Bitstream Vera Sans5" fo:font-size="10pt" fo:font-style="italic" fo:font-weight="normal" officeooo:rsid="0030522a" fo:background-color="#ffff00" loext:char-shading-value="0" style:font-style-asian="italic" style:font-weight-asian="normal" style:font-style-complex="italic" style:font-weight-complex="normal"/>
    </style:style>
    <style:style style:name="T56" style:family="text">
      <style:text-properties fo:color="#000000" loext:opacity="100%" style:font-name="Bitstream Vera Sans5" fo:font-size="10pt" fo:font-style="normal" fo:font-weight="normal" officeooo:rsid="002eb42f" fo:background-color="#ffff00" loext:char-shading-value="0" style:font-size-asian="9pt" style:font-style-asian="normal" style:font-weight-asian="normal" style:font-size-complex="9pt" style:font-style-complex="normal" style:font-weight-complex="normal"/>
    </style:style>
    <style:style style:name="T57" style:family="text">
      <style:text-properties fo:color="#000000" loext:opacity="100%" style:font-name="Bitstream Vera Sans5" fo:font-size="10pt" fo:font-style="normal" fo:font-weight="normal" officeooo:rsid="0030522a" fo:background-color="#ffff00" loext:char-shading-value="0" style:font-size-asian="9pt" style:font-style-asian="normal" style:font-weight-asian="normal" style:font-size-complex="9pt" style:font-style-complex="normal" style:font-weight-complex="normal"/>
    </style:style>
    <style:style style:name="T58" style:family="text">
      <style:text-properties fo:color="#000000" loext:opacity="100%" style:font-name="Bitstream Vera Sans5" fo:font-size="10pt" fo:font-style="normal" fo:font-weight="normal" officeooo:rsid="002eb42f" fo:background-color="#ffff00" loext:char-shading-value="0" style:font-weight-asian="normal" style:font-weight-complex="normal"/>
    </style:style>
    <style:style style:name="T59" style:family="text">
      <style:text-properties fo:color="#000000" loext:opacity="100%" style:font-name="Bitstream Vera Sans5" fo:font-size="10pt" fo:font-style="normal" fo:font-weight="normal" officeooo:rsid="0030522a" fo:background-color="#ffff00" loext:char-shading-value="0" style:font-weight-asian="normal" style:font-weight-complex="normal"/>
    </style:style>
    <style:style style:name="T60" style:family="text">
      <style:text-properties fo:color="#000000" loext:opacity="100%" style:text-position="super 58%" style:font-name="Bitstream Vera Sans5" fo:font-size="10pt" fo:font-style="normal" fo:font-weight="normal" officeooo:rsid="0030522a" fo:background-color="#ffff00" loext:char-shading-value="0" style:font-size-asian="9pt" style:font-style-asian="normal" style:font-weight-asian="normal" style:font-size-complex="9pt" style:font-style-complex="normal" style:font-weight-complex="normal"/>
    </style:style>
    <style:style style:name="T61" style:family="text">
      <style:text-properties fo:color="#000000" loext:opacity="100%" fo:font-size="10pt" fo:font-weight="normal" officeooo:rsid="00444f9a" fo:background-color="#ffff00" loext:char-shading-value="0" style:font-size-asian="10pt" style:font-weight-asian="normal" style:font-size-complex="10pt" style:font-weight-complex="normal"/>
    </style:style>
    <style:style style:name="T62" style:family="text">
      <style:text-properties fo:color="#000000" loext:opacity="100%" fo:font-size="10pt" fo:font-weight="normal" officeooo:rsid="002e9221" fo:background-color="#ffff00" loext:char-shading-value="0" style:font-size-asian="10pt" style:font-weight-asian="normal" style:font-size-complex="10pt" style:font-weight-complex="normal"/>
    </style:style>
    <style:style style:name="T63" style:family="text">
      <style:text-properties fo:font-style="normal" style:font-style-asian="normal" style:font-style-complex="normal"/>
    </style:style>
    <style:style style:name="T64" style:family="text">
      <style:text-properties fo:font-style="normal" officeooo:rsid="003bd71c" style:font-style-asian="normal" style:font-size-complex="9pt" style:font-style-complex="normal"/>
    </style:style>
    <style:style style:name="T65" style:family="text">
      <style:text-properties fo:font-style="normal" style:font-name-asian="OpenSymbol1" style:font-style-asian="normal" style:font-name-complex="OpenSymbol1" style:font-style-complex="normal"/>
    </style:style>
    <style:style style:name="T66" style:family="text">
      <style:text-properties fo:font-style="normal" officeooo:rsid="002833c0" style:font-name-asian="OpenSymbol1" style:font-size-asian="9pt" style:font-style-asian="normal" style:font-name-complex="OpenSymbol1" style:font-size-complex="9pt" style:font-style-complex="normal"/>
    </style:style>
    <style:style style:name="T67" style:family="text">
      <style:text-properties fo:font-style="normal" style:font-size-asian="9pt" style:font-style-asian="normal" style:font-size-complex="9pt" style:font-style-complex="normal"/>
    </style:style>
    <style:style style:name="T68" style:family="text">
      <style:text-properties fo:font-style="normal" style:font-size-asian="9pt" style:font-style-asian="normal" style:font-size-complex="9pt" style:font-style-complex="normal" style:text-scale="100%"/>
    </style:style>
    <style:style style:name="T69" style:family="text">
      <style:text-properties fo:font-style="normal" officeooo:rsid="001d3123" style:font-size-asian="9pt" style:font-style-asian="normal" style:font-size-complex="9pt" style:font-style-complex="normal"/>
    </style:style>
    <style:style style:name="T70" style:family="text">
      <style:text-properties fo:font-style="normal" officeooo:rsid="002833c0" style:font-size-asian="9pt" style:font-style-asian="normal" style:font-size-complex="9pt" style:font-style-complex="normal"/>
    </style:style>
    <style:style style:name="T71" style:family="text">
      <style:text-properties fo:font-style="normal" officeooo:rsid="003bd71c" style:font-size-asian="9pt" style:font-style-asian="normal" style:font-size-complex="9pt" style:font-style-complex="normal"/>
    </style:style>
    <style:style style:name="T72" style:family="text">
      <style:text-properties fo:font-style="normal" fo:background-color="#ffff00" loext:char-shading-value="0" style:font-size-asian="9pt" style:font-style-asian="normal" style:font-size-complex="9pt" style:font-style-complex="normal" style:text-scale="100%"/>
    </style:style>
    <style:style style:name="T73" style:family="text">
      <style:text-properties fo:font-style="normal" officeooo:rsid="002833c0" fo:background-color="#ffff00" loext:char-shading-value="0" style:font-size-asian="9pt" style:font-style-asian="normal" style:font-size-complex="9pt" style:font-style-complex="normal"/>
    </style:style>
    <style:style style:name="T74" style:family="text">
      <style:text-properties fo:font-style="normal" officeooo:rsid="003505dc" fo:background-color="#ffff00" loext:char-shading-value="0" style:font-size-asian="9pt" style:font-style-asian="normal" style:font-size-complex="9pt" style:font-style-complex="normal"/>
    </style:style>
    <style:style style:name="T75" style:family="text">
      <style:text-properties fo:font-style="normal" fo:background-color="#ffff00" loext:char-shading-value="0" style:font-name-asian="OpenSymbol1" style:font-style-asian="normal" style:font-name-complex="OpenSymbol1" style:font-style-complex="normal"/>
    </style:style>
    <style:style style:name="T76" style:family="text">
      <style:text-properties fo:font-style="normal" officeooo:rsid="002833c0" fo:background-color="#ffff00" loext:char-shading-value="0" style:font-name-asian="OpenSymbol1" style:font-size-asian="9pt" style:font-style-asian="normal" style:font-name-complex="OpenSymbol1" style:font-size-complex="9pt" style:font-style-complex="normal"/>
    </style:style>
    <style:style style:name="T77" style:family="text">
      <style:text-properties fo:font-style="normal" officeooo:rsid="002796de" fo:background-color="#ffff00" loext:char-shading-value="0" style:font-name-asian="OpenSymbol1" style:font-size-asian="9pt" style:font-style-asian="normal" style:font-name-complex="OpenSymbol1" style:font-size-complex="9pt" style:font-style-complex="normal"/>
    </style:style>
    <style:style style:name="T78" style:family="text">
      <style:text-properties fo:font-style="normal" fo:background-color="#ffff00" loext:char-shading-value="0" style:font-style-asian="normal" style:font-style-complex="normal"/>
    </style:style>
    <style:style style:name="T79" style:family="text">
      <style:text-properties fo:font-style="normal" officeooo:rsid="0030522a" fo:background-color="#ffff00" loext:char-shading-value="0" style:font-size-asian="10pt" style:font-style-asian="normal" style:font-size-complex="10pt" style:font-style-complex="normal"/>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text-scale="100%"/>
    </style:style>
    <style:style style:name="T82" style:family="text">
      <style:text-properties fo:font-style="italic" style:font-size-asian="9pt" style:font-style-asian="italic" style:font-size-complex="9pt" style:font-style-complex="italic"/>
    </style:style>
    <style:style style:name="T83" style:family="text">
      <style:text-properties fo:font-style="italic" officeooo:rsid="002833c0" style:font-size-asian="9pt" style:font-style-asian="italic" style:font-size-complex="9pt" style:font-style-complex="italic"/>
    </style:style>
    <style:style style:name="T84" style:family="text">
      <style:text-properties fo:font-style="italic" style:font-name-asian="OpenSymbol1" style:font-size-asian="9pt" style:font-style-asian="italic" style:font-name-complex="OpenSymbol1" style:font-size-complex="9pt" style:font-style-complex="italic" style:text-scale="100%"/>
    </style:style>
    <style:style style:name="T85" style:family="text">
      <style:text-properties fo:font-style="italic" fo:font-weight="normal" officeooo:rsid="00324466" style:font-style-asian="italic" style:font-weight-asian="normal" style:font-style-complex="italic" style:font-weight-complex="normal"/>
    </style:style>
    <style:style style:name="T86" style:family="text">
      <style:text-properties fo:font-style="italic" fo:background-color="#ffff00" loext:char-shading-value="0" style:font-size-asian="9pt" style:font-style-asian="italic" style:font-size-complex="9pt" style:font-style-complex="italic"/>
    </style:style>
    <style:style style:name="T87" style:family="text">
      <style:text-properties fo:font-style="italic" officeooo:rsid="002833c0" fo:background-color="#ffff00" loext:char-shading-value="0" style:font-size-asian="9pt" style:font-style-asian="italic" style:font-size-complex="9pt" style:font-style-complex="italic"/>
    </style:style>
    <style:style style:name="T88" style:family="text">
      <style:text-properties fo:font-style="italic" fo:background-color="#ffff00" loext:char-shading-value="0" style:font-name-asian="OpenSymbol1" style:font-size-asian="9pt" style:font-style-asian="italic" style:font-name-complex="OpenSymbol1" style:font-size-complex="9pt" style:font-style-complex="italic" style:text-scale="100%"/>
    </style:style>
    <style:style style:name="T89" style:family="text">
      <style:text-properties fo:font-style="italic" fo:background-color="#ffff00" loext:char-shading-value="0" style:font-style-asian="italic" style:font-style-complex="italic" style:text-scale="100%"/>
    </style:style>
    <style:style style:name="T90" style:family="text">
      <style:text-properties fo:font-style="italic" officeooo:rsid="003505dc" fo:background-color="#ffff00" loext:char-shading-value="0" style:font-style-asian="italic" style:font-style-complex="italic"/>
    </style:style>
    <style:style style:name="T91" style:family="text">
      <style:text-properties style:font-size-asian="9pt" style:font-size-complex="9pt"/>
    </style:style>
    <style:style style:name="T92" style:family="text">
      <style:text-properties officeooo:rsid="002796de" style:font-size-asian="9pt" style:font-size-complex="9pt"/>
    </style:style>
    <style:style style:name="T93" style:family="text">
      <style:text-properties officeooo:rsid="001d3123" style:font-size-asian="9pt" style:font-style-asian="normal" style:font-size-complex="9pt" style:font-style-complex="normal"/>
    </style:style>
    <style:style style:name="T94" style:family="text">
      <style:text-properties style:text-position="0% 100%"/>
    </style:style>
    <style:style style:name="T95" style:family="text">
      <style:text-properties style:text-position="0% 100%" style:text-scale="100%"/>
    </style:style>
    <style:style style:name="T96" style:family="text">
      <style:text-properties style:text-position="0% 100%" fo:font-style="italic" style:font-size-asian="9pt" style:font-style-asian="italic" style:font-size-complex="9pt" style:font-style-complex="italic"/>
    </style:style>
    <style:style style:name="T97" style:family="text">
      <style:text-properties style:text-position="0% 100%" fo:font-style="italic" fo:background-color="#ffff00" loext:char-shading-value="0" style:font-size-asian="9pt" style:font-style-asian="italic" style:font-size-complex="9pt" style:font-style-complex="italic"/>
    </style:style>
    <style:style style:name="T98" style:family="text">
      <style:text-properties style:text-position="0% 100%" fo:font-style="italic" officeooo:rsid="003505dc" fo:background-color="#ffff00" loext:char-shading-value="0" style:font-size-asian="9pt" style:font-style-asian="italic" style:font-size-complex="9pt" style:font-style-complex="italic"/>
    </style:style>
    <style:style style:name="T99" style:family="text">
      <style:text-properties style:text-position="0% 100%" fo:font-style="italic" officeooo:rsid="002833c0" fo:background-color="#ffff00" loext:char-shading-value="0" style:font-size-asian="9pt" style:font-style-asian="italic" style:font-size-complex="9pt" style:font-style-complex="italic"/>
    </style:style>
    <style:style style:name="T100" style:family="text">
      <style:text-properties style:text-position="0% 100%" fo:font-style="italic" fo:background-color="#ffff00" loext:char-shading-value="0" style:font-size-asian="11pt" style:font-style-asian="italic" style:font-size-complex="11pt" style:font-style-complex="italic"/>
    </style:style>
    <style:style style:name="T101" style:family="text">
      <style:text-properties style:text-position="0% 100%" fo:font-style="italic" officeooo:rsid="003505dc" fo:background-color="#ffff00" loext:char-shading-value="0" style:font-style-asian="italic" style:font-style-complex="italic"/>
    </style:style>
    <style:style style:name="T102" style:family="text">
      <style:text-properties style:text-position="0% 100%" fo:font-style="italic" officeooo:rsid="003505dc" fo:background-color="#ffff00" loext:char-shading-value="0" style:font-name-asian="OpenSymbol1" style:font-size-asian="9pt" style:font-style-asian="italic" style:font-name-complex="OpenSymbol1" style:font-size-complex="9pt" style:font-style-complex="italic"/>
    </style:style>
    <style:style style:name="T103" style:family="text">
      <style:text-properties style:text-position="0% 100%" fo:font-style="normal" style:font-name-asian="OpenSymbol1" style:font-style-asian="normal" style:font-name-complex="OpenSymbol1" style:font-style-complex="normal"/>
    </style:style>
    <style:style style:name="T104" style:family="text">
      <style:text-properties style:text-position="0% 100%" fo:font-style="normal" style:font-name-asian="OpenSymbol1" style:font-size-asian="9pt" style:font-style-asian="normal" style:font-name-complex="OpenSymbol1" style:font-size-complex="9pt" style:font-style-complex="normal" style:text-scale="100%"/>
    </style:style>
    <style:style style:name="T105" style:family="text">
      <style:text-properties style:text-position="0% 100%" fo:font-style="normal" style:font-size-asian="9pt" style:font-style-asian="normal" style:font-size-complex="9pt" style:font-style-complex="normal" style:text-scale="100%"/>
    </style:style>
    <style:style style:name="T106" style:family="text">
      <style:text-properties style:text-position="0% 100%" fo:font-style="normal" style:font-style-asian="normal" style:font-style-complex="normal"/>
    </style:style>
    <style:style style:name="T107" style:family="text">
      <style:text-properties style:text-position="0% 100%" fo:font-style="normal" fo:background-color="#ffff00" loext:char-shading-value="0" style:font-size-asian="9pt" style:font-style-asian="normal" style:font-size-complex="9pt" style:font-style-complex="normal" style:text-scale="100%"/>
    </style:style>
    <style:style style:name="T108" style:family="text">
      <style:text-properties style:text-position="0% 100%" fo:font-style="normal" officeooo:rsid="002833c0" fo:background-color="#ffff00" loext:char-shading-value="0" style:font-size-asian="9pt" style:font-style-asian="normal" style:font-size-complex="9pt" style:font-style-complex="normal"/>
    </style:style>
    <style:style style:name="T109" style:family="text">
      <style:text-properties style:text-position="0% 100%" fo:font-style="normal" fo:background-color="#ffff00" loext:char-shading-value="0" style:font-name-asian="OpenSymbol1" style:font-size-asian="9pt" style:font-style-asian="normal" style:font-name-complex="OpenSymbol1" style:font-size-complex="9pt" style:font-style-complex="normal" style:text-scale="100%"/>
    </style:style>
    <style:style style:name="T110" style:family="text">
      <style:text-properties style:text-position="0% 100%" fo:font-style="normal" officeooo:rsid="002833c0" fo:background-color="#ffff00" loext:char-shading-value="0" style:font-name-asian="OpenSymbol1" style:font-size-asian="9pt" style:font-style-asian="normal" style:font-name-complex="OpenSymbol1" style:font-size-complex="9pt" style:font-style-complex="normal"/>
    </style:style>
    <style:style style:name="T111" style:family="text">
      <style:text-properties style:text-position="0% 100%" fo:font-style="normal" officeooo:rsid="002796de" fo:background-color="#ffff00" loext:char-shading-value="0" style:font-name-asian="OpenSymbol1" style:font-size-asian="9pt" style:font-style-asian="normal" style:font-name-complex="OpenSymbol1" style:font-size-complex="9pt" style:font-style-complex="normal"/>
    </style:style>
    <style:style style:name="T112" style:family="text">
      <style:text-properties style:text-position="0% 100%" fo:font-style="normal" officeooo:rsid="003505dc" fo:background-color="#ffff00" loext:char-shading-value="0" style:font-name-asian="OpenSymbol1" style:font-size-asian="9pt" style:font-style-asian="normal" style:font-name-complex="OpenSymbol1" style:font-size-complex="9pt" style:font-style-complex="normal"/>
    </style:style>
    <style:style style:name="T113" style:family="text">
      <style:text-properties style:text-position="0% 100%" fo:font-style="normal" fo:background-color="#ffff00" loext:char-shading-value="0" style:font-name-asian="OpenSymbol1" style:font-style-asian="normal" style:font-name-complex="OpenSymbol1" style:font-style-complex="normal"/>
    </style:style>
    <style:style style:name="T114" style:family="text">
      <style:text-properties style:text-position="0% 100%" fo:font-style="normal" fo:background-color="#ffff00" loext:char-shading-value="0" style:font-style-asian="normal" style:font-style-complex="normal"/>
    </style:style>
    <style:style style:name="T115" style:family="text">
      <style:text-properties style:text-position="0% 100%" style:font-name-asian="OpenSymbol1" style:font-name-complex="OpenSymbol1" style:text-scale="100%"/>
    </style:style>
    <style:style style:name="T116" style:family="text">
      <style:text-properties style:text-position="0% 100%" fo:background-color="#ffff00" loext:char-shading-value="0"/>
    </style:style>
    <style:style style:name="T117" style:family="text">
      <style:text-properties style:text-position="0% 100%" officeooo:rsid="003505dc" fo:background-color="#ffff00" loext:char-shading-value="0"/>
    </style:style>
    <style:style style:name="T118" style:family="text">
      <style:text-properties style:text-position="0% 100%" fo:background-color="#ffff00" loext:char-shading-value="0" style:text-scale="100%"/>
    </style:style>
    <style:style style:name="T119" style:family="text">
      <style:text-properties style:text-position="0% 100%" fo:background-color="#ffff00" loext:char-shading-value="0" style:font-name-asian="OpenSymbol1" style:font-name-complex="OpenSymbol1" style:text-scale="100%"/>
    </style:style>
    <style:style style:name="T120" style:family="text">
      <style:text-properties style:text-position="0% 100%" fo:font-size="10pt" officeooo:rsid="00444f9a" fo:background-color="#ffff00" loext:char-shading-value="0" style:font-size-asian="10pt" style:font-size-complex="10pt"/>
    </style:style>
    <style:style style:name="T121" style:family="text">
      <style:text-properties style:text-position="0% 100%" fo:font-size="10pt" officeooo:rsid="003505dc" fo:background-color="#ffff00" loext:char-shading-value="0" style:font-size-asian="10pt" style:font-size-complex="10pt"/>
    </style:style>
    <style:style style:name="T122" style:family="text">
      <style:text-properties style:text-position="0% 100%" fo:font-size="10pt" fo:font-style="italic" officeooo:rsid="00444f9a" fo:background-color="#ffff00" loext:char-shading-value="0" style:font-size-asian="10pt" style:font-style-asian="italic" style:font-size-complex="10pt" style:font-style-complex="italic"/>
    </style:style>
    <style:style style:name="T123" style:family="text">
      <style:text-properties style:text-position="0% 100%" fo:font-size="10pt" fo:font-style="italic" officeooo:rsid="003505dc" fo:background-color="#ffff00" loext:char-shading-value="0" style:font-size-asian="10pt" style:font-style-asian="italic" style:font-size-complex="10pt" style:font-style-complex="italic"/>
    </style:style>
    <style:style style:name="T124" style:family="text">
      <style:text-properties officeooo:rsid="000d266d"/>
    </style:style>
    <style:style style:name="T125" style:family="text">
      <style:text-properties style:text-scale="100%"/>
    </style:style>
    <style:style style:name="T126" style:family="text">
      <style:text-properties style:font-name-asian="OpenSymbol1" style:font-name-complex="OpenSymbol1" style:text-scale="100%"/>
    </style:style>
    <style:style style:name="T127" style:family="text">
      <style:text-properties officeooo:rsid="002796de" style:font-name-asian="OpenSymbol1" style:font-name-complex="OpenSymbol1" style:text-scale="100%"/>
    </style:style>
    <style:style style:name="T128" style:family="text">
      <style:text-properties officeooo:rsid="001a1dd3"/>
    </style:style>
    <style:style style:name="T129" style:family="text">
      <style:text-properties officeooo:rsid="001d3123"/>
    </style:style>
    <style:style style:name="T130" style:family="text">
      <style:text-properties fo:font-size="8pt"/>
    </style:style>
    <style:style style:name="T131" style:family="text">
      <style:text-properties officeooo:rsid="0021f299"/>
    </style:style>
    <style:style style:name="T132" style:family="text">
      <style:text-properties officeooo:rsid="002c7412"/>
    </style:style>
    <style:style style:name="T133" style:family="text">
      <style:text-properties officeooo:rsid="002e9221"/>
    </style:style>
    <style:style style:name="T134" style:family="text">
      <style:text-properties fo:font-size="10pt" officeooo:rsid="00444f9a" style:font-size-asian="10pt" style:font-size-complex="10pt"/>
    </style:style>
    <style:style style:name="T135" style:family="text">
      <style:text-properties fo:font-size="10pt" officeooo:rsid="002e9221" style:font-size-asian="10pt" style:font-size-complex="10pt"/>
    </style:style>
    <style:style style:name="T136" style:family="text">
      <style:text-properties fo:font-size="10pt" officeooo:rsid="00444f9a" fo:background-color="#ffff00" loext:char-shading-value="0" style:font-size-asian="10pt" style:font-size-complex="10pt"/>
    </style:style>
    <style:style style:name="T137" style:family="text">
      <style:text-properties fo:font-size="10pt" officeooo:rsid="003505dc" fo:background-color="#ffff00" loext:char-shading-value="0" style:font-size-asian="10pt" style:font-size-complex="10pt"/>
    </style:style>
    <style:style style:name="T138" style:family="text">
      <style:text-properties fo:font-size="10pt" officeooo:rsid="0030522a" fo:background-color="#ffff00" loext:char-shading-value="0" style:font-size-asian="10pt" style:font-size-complex="10pt"/>
    </style:style>
    <style:style style:name="T139" style:family="text">
      <style:text-properties fo:font-size="10pt" fo:font-style="normal" officeooo:rsid="0030522a" fo:background-color="#ffff00" loext:char-shading-value="0" style:font-size-asian="10pt" style:font-style-asian="normal" style:font-size-complex="10pt" style:font-style-complex="normal"/>
    </style:style>
    <style:style style:name="T140" style:family="text">
      <style:text-properties fo:font-size="10pt" fo:font-style="italic" officeooo:rsid="0030522a" fo:background-color="#ffff00" loext:char-shading-value="0" style:font-size-asian="10pt" style:font-style-asian="italic" style:font-size-complex="10pt" style:font-style-complex="italic"/>
    </style:style>
    <style:style style:name="T141" style:family="text">
      <style:text-properties style:font-name="Times New Roman1" fo:font-size="12pt" fo:font-style="italic" style:font-size-asian="12pt" style:font-style-asian="italic" style:font-size-complex="12pt" style:font-style-complex="italic"/>
    </style:style>
    <style:style style:name="T142" style:family="text">
      <style:text-properties style:font-name="Times New Roman1" fo:font-size="12pt" fo:font-style="italic" officeooo:rsid="002e9221" style:font-size-asian="12pt" style:font-style-asian="italic" style:font-size-complex="12pt" style:font-style-complex="italic"/>
    </style:style>
    <style:style style:name="T143" style:family="text">
      <style:text-properties style:font-name="Times New Roman1" fo:font-size="12pt" fo:font-style="italic" officeooo:rsid="002796de" fo:background-color="#ffff00" loext:char-shading-value="0" style:font-size-asian="12pt" style:font-style-asian="italic" style:font-size-complex="12pt" style:font-style-complex="italic"/>
    </style:style>
    <style:style style:name="T144" style:family="text">
      <style:text-properties style:font-name="Times New Roman1" fo:font-size="12pt" fo:font-style="italic" officeooo:rsid="003505dc" fo:background-color="#ffff00" loext:char-shading-value="0" style:font-size-asian="12pt" style:font-style-asian="italic" style:font-size-complex="12pt" style:font-style-complex="italic"/>
    </style:style>
    <style:style style:name="T145" style:family="text">
      <style:text-properties style:font-name="Times New Roman1" fo:font-size="12pt" fo:font-style="italic" officeooo:rsid="001d3123" fo:background-color="#ffff00" loext:char-shading-value="0" style:font-size-asian="12pt" style:font-style-asian="italic" style:font-size-complex="12pt" style:font-style-complex="italic"/>
    </style:style>
    <style:style style:name="T146" style:family="text">
      <style:text-properties style:font-name="Times New Roman1" fo:font-size="12pt" fo:font-style="italic" officeooo:rsid="0030522a" fo:background-color="#ffff00" loext:char-shading-value="0" style:font-size-asian="12pt" style:font-style-asian="italic" style:font-size-complex="12pt" style:font-style-complex="italic"/>
    </style:style>
    <style:style style:name="T147" style:family="text">
      <style:text-properties style:font-name="Times New Roman1" fo:font-size="13pt" fo:font-style="italic" officeooo:rsid="003bd71c" style:font-size-asian="13pt" style:font-style-asian="italic" style:font-size-complex="13pt" style:font-style-complex="italic"/>
    </style:style>
    <style:style style:name="T148" style:family="text">
      <style:text-properties officeooo:rsid="00348848"/>
    </style:style>
    <style:style style:name="T149" style:family="text">
      <style:text-properties officeooo:rsid="003a36c9"/>
    </style:style>
    <style:style style:name="T150" style:family="text">
      <style:text-properties style:font-name="OpenSymbol4" officeooo:rsid="003a36c9" style:font-name-asian="OpenSymbol4" style:font-name-complex="OpenSymbol4"/>
    </style:style>
    <style:style style:name="T151" style:family="text">
      <style:text-properties fo:font-weight="normal" officeooo:rsid="00324466" style:font-weight-asian="normal" style:font-weight-complex="normal"/>
    </style:style>
    <style:style style:name="T152" style:family="text">
      <style:text-properties fo:font-weight="normal" officeooo:rsid="0032f84a" style:font-weight-asian="normal" style:font-weight-complex="normal"/>
    </style:style>
    <style:style style:name="T153" style:family="text">
      <style:text-properties fo:font-weight="normal" officeooo:rsid="003e7e83" style:font-weight-asian="normal" style:font-weight-complex="normal"/>
    </style:style>
    <style:style style:name="T154" style:family="text">
      <style:text-properties fo:background-color="#ffff00" loext:char-shading-value="0"/>
    </style:style>
    <style:style style:name="T155" style:family="text">
      <style:text-properties fo:background-color="#ffff00" loext:char-shading-value="0" style:font-size-asian="9pt" style:font-size-complex="9pt"/>
    </style:style>
    <style:style style:name="T156" style:family="text">
      <style:text-properties officeooo:rsid="002796de" fo:background-color="#ffff00" loext:char-shading-value="0" style:font-size-asian="9pt" style:font-size-complex="9pt"/>
    </style:style>
    <style:style style:name="T157" style:family="text">
      <style:text-properties officeooo:rsid="003505dc" fo:background-color="#ffff00" loext:char-shading-value="0" style:font-size-asian="9pt" style:font-size-complex="9pt"/>
    </style:style>
    <style:style style:name="T158" style:family="text">
      <style:text-properties officeooo:rsid="003505dc" fo:background-color="#ffff00" loext:char-shading-value="0"/>
    </style:style>
    <style:style style:name="T159" style:family="text">
      <style:text-properties fo:background-color="#ffff00" loext:char-shading-value="0" style:text-scale="100%"/>
    </style:style>
    <style:style style:name="T160" style:family="text">
      <style:text-properties fo:background-color="#ffff00" loext:char-shading-value="0" style:font-name-asian="OpenSymbol1" style:font-name-complex="OpenSymbol1" style:text-scale="100%"/>
    </style:style>
    <style:style style:name="T161" style:family="text">
      <style:text-properties officeooo:rsid="002796de" fo:background-color="#ffff00" loext:char-shading-value="0" style:font-name-asian="OpenSymbol1" style:font-name-complex="OpenSymbol1" style:text-scale="100%"/>
    </style:style>
    <style:style style:name="T162" style:family="text">
      <style:text-properties officeooo:rsid="003bd71c" fo:background-color="#ffff00" loext:char-shading-value="0"/>
    </style:style>
    <style:style style:name="T163" style:family="text">
      <style:text-properties officeooo:rsid="000d266d" fo:background-color="#ffff00" loext:char-shading-value="0"/>
    </style:style>
    <style:style style:name="T164" style:family="text">
      <style:text-properties officeooo:rsid="003177d1" fo:background-color="#ffff00" loext:char-shading-value="0"/>
    </style:style>
    <style:style style:name="T165" style:family="text">
      <style:text-properties officeooo:rsid="0030522a" fo:background-color="#ffff00" loext:char-shading-value="0"/>
    </style:style>
    <style:style style:name="T166" style:family="text">
      <style:text-properties officeooo:rsid="003bd71c"/>
    </style:style>
    <style:style style:name="T167" style:family="text">
      <style:text-properties style:text-position="super 58%" style:font-name="Times New Roman1" fo:font-size="10pt" fo:font-style="normal" officeooo:rsid="0030522a" fo:background-color="#ffff00" loext:char-shading-value="0" style:font-size-asian="10pt" style:font-style-asian="normal" style:font-size-complex="10pt" style:font-style-complex="normal"/>
    </style:style>
    <style:style style:name="T168" style:family="text">
      <style:text-properties fo:color="#ffffff" loext:opacity="100%" style:font-name="Bitstream Vera Sans1" fo:font-size="16pt" fo:font-weight="bold" style:font-size-asian="16pt" style:font-weight-asian="bold" style:font-size-complex="16pt" style:font-weight-complex="bold"/>
    </style:style>
    <style:style style:name="T169"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T170" style:family="text">
      <style:text-properties style:use-window-font-color="true" loext:opacity="0%" style:text-outline="false" style:text-line-through-style="none" style:text-line-through-type="none" style:font-name="Bitstream Vera Sans1" fo:font-size="11pt" fo:font-style="italic" fo:text-shadow="none" style:text-underline-style="none" fo:font-weight="normal" style:font-name-asian="Arial Unicode MS" style:font-size-asian="24pt" style:font-style-asian="italic" style:font-weight-asian="normal" style:font-name-complex="Tahoma1" style:font-size-complex="24pt" style:font-style-complex="italic" style:font-weight-complex="normal" style:font-relief="none"/>
    </style:style>
    <style:style style:name="T171" style:family="text">
      <style:text-properties style:use-window-font-color="true" loext:opacity="0%" style:text-outline="false" style:text-line-through-style="none" style:text-line-through-type="none" style:font-name="OpenSymbol3" fo:font-size="9pt" fo:font-style="normal" fo:text-shadow="none" style:text-underline-style="none" fo:font-weight="normal" style:font-name-asian="OpenSymbol3" style:font-size-asian="24pt" style:font-style-asian="normal" style:font-weight-asian="normal" style:font-name-complex="OpenSymbol3" style:font-size-complex="24pt" style:font-style-complex="normal" style:font-weight-complex="normal" style:font-relief="none"/>
    </style:style>
    <style:style style:name="T172" style:family="text">
      <style:text-properties style:use-window-font-color="true" loext:opacity="0%" style:text-outline="false" style:text-line-through-style="none" style:text-line-through-type="none" style:font-name="OpenSymbol3"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T173" style:family="text">
      <style:text-properties style:font-name="Bitstream Vera Sans1" fo:font-size="10pt" fo:background-color="#ffff00" style:font-size-asian="10pt" style:font-name-complex="Bitstream Vera Sans1" style:font-size-complex="10pt"/>
    </style:style>
    <style:style style:name="T174" style:family="text">
      <style:text-properties style:font-name="Bitstream Vera Sans1" fo:font-size="10pt" fo:font-style="italic" fo:background-color="#ffff00" style:font-size-asian="10pt" style:font-name-complex="Bitstream Vera Sans1" style:font-size-complex="10pt" style:font-style-complex="italic"/>
    </style:style>
    <style:style style:name="T175"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fo:background-color="#ffff00" style:font-name-asian="Arial Unicode MS" style:font-size-asian="10pt" style:font-style-asian="normal" style:font-weight-asian="normal" style:font-name-complex="Bitstream Vera Sans1" style:font-size-complex="10pt" style:font-style-complex="normal" style:font-weight-complex="normal" style:font-relief="none"/>
    </style:style>
    <style:style style:name="T176" style:family="text">
      <style:text-properties style:use-window-font-color="true" loext:opacity="0%" style:text-outline="false" style:text-line-through-style="none" style:text-line-through-type="none" style:font-name="Bitstream Vera Sans1" fo:font-size="10pt" fo:font-style="italic" fo:text-shadow="none" style:text-underline-style="none" fo:font-weight="normal" fo:background-color="#ffff00" style:font-name-asian="Arial Unicode MS" style:font-size-asian="10pt" style:font-style-asian="normal" style:font-weight-asian="normal" style:font-name-complex="Bitstream Vera Sans1" style:font-size-complex="10pt" style:font-style-complex="italic" style:font-weight-complex="normal" style:font-relief="none"/>
    </style:style>
    <style:style style:name="T177" style:family="text">
      <style:text-properties style:use-window-font-color="true" loext:opacity="0%" style:text-outline="false" style:text-line-through-style="none" style:text-line-through-type="none" style:font-name="OpenSymbol3" fo:font-size="9pt" fo:font-style="normal" fo:text-shadow="none" style:text-underline-style="none" fo:font-weight="bold" style:font-name-asian="OpenSymbol3" style:font-size-asian="24pt" style:font-style-asian="normal" style:font-weight-asian="normal" style:font-name-complex="OpenSymbol3" style:font-size-complex="24pt" style:font-style-complex="normal" style:font-weight-complex="normal" style:font-relief="none"/>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ormula">
      <style:graphic-properties style:vertical-pos="from-top" style:horizontal-pos="from-left" style:horizontal-rel="paragraph-content" fo:background-color="#ffff00" style:background-transparency="0%" draw:fill="solid" draw:fill-color="#ffff00" draw:opacity="100%" draw:ole-draw-aspect="1"/>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19cm" svg:stroke-color="#753a6b" draw:marker-start-width="0.3cm" draw:marker-start-center="false" draw:marker-end-width="0.3cm" draw:marker-end-center="false" draw:fill="solid" draw:fill-color="#e6cfe6" draw:opacity="50%" draw:textarea-horizontal-align="center" draw:textarea-vertical-align="middle" draw:fit-to-size="false" style:shrink-to-fit="false" draw:fit-to-contour="false" fo:padding-top="0.009cm" fo:padding-bottom="0.009cm" fo:padding-left="0.009cm" fo:padding-right="0.009cm" draw:shadow="hidden" draw:shadow-offset-x="0.3cm" draw:shadow-offset-y="0.3cm" draw:shadow-color="#808080" draw:shadow-opacity="50%" loext:decorative="false" style:run-through="foreground"/>
      <style:paragraph-properties style:writing-mode="lr-tb"/>
    </style:style>
    <style:style style:name="gr6" style:family="graphic">
      <style:graphic-properties draw:stroke="solid" svg:stroke-width="0.019cm" svg:stroke-color="#753a6b" draw:marker-start-width="0.3cm" draw:marker-start-center="false" draw:marker-end-width="0.3cm" draw:marker-end-center="false" draw:fill="solid" draw:fill-color="#e6cfe6" draw:opacity="50%" draw:textarea-horizontal-align="center" draw:textarea-vertical-align="middle" fo:padding-top="0.009cm" fo:padding-bottom="0.009cm" fo:padding-left="0.009cm" fo:padding-right="0.009cm" draw:shadow="hidden" draw:shadow-offset-x="0.3cm" draw:shadow-offset-y="0.3cm" draw:shadow-color="#808080" draw:shadow-opacity="50%" loext:decorative="false" style:run-through="foreground"/>
      <style:paragraph-properties style:writing-mode="lr-tb"/>
    </style:style>
    <style:style style:name="gr7" style:family="graphic">
      <style:graphic-properties draw:stroke="solid" svg:stroke-width="0.019cm" svg:stroke-color="#609941" draw:marker-start-width="0.3cm" draw:marker-start-center="false" draw:marker-end-width="0.3cm" draw:marker-end-center="false" draw:fill="solid" draw:fill-color="#f2ffbf" draw:opacity="50%" draw:textarea-horizontal-align="center" draw:textarea-vertical-align="middle" fo:padding-top="0.009cm" fo:padding-bottom="0.009cm" fo:padding-left="0.009cm" fo:padding-right="0.009cm" draw:shadow="hidden" draw:shadow-offset-x="0.3cm" draw:shadow-offset-y="0.3cm" draw:shadow-color="#808080" draw:shadow-opacity="50%" loext:decorative="false" style:run-through="foreground"/>
      <style:paragraph-properties style:writing-mode="lr-tb"/>
    </style:style>
    <style:style style:name="gr8" style:family="graphic">
      <style:graphic-properties draw:stroke="solid" svg:stroke-width="0.019cm" svg:stroke-color="#295ca5" draw:marker-start-width="0.3cm" draw:marker-start-center="false" draw:marker-end-width="0.3cm" draw:marker-end-center="false" draw:fill="solid" draw:fill-color="#1ca2b8" draw:opacity="50%" draw:textarea-horizontal-align="center" draw:textarea-vertical-align="middle" fo:padding-top="0.009cm" fo:padding-bottom="0.009cm" fo:padding-left="0.009cm" fo:padding-right="0.009cm" draw:shadow="hidden" draw:shadow-offset-x="0.3cm" draw:shadow-offset-y="0.3cm" draw:shadow-color="#808080" draw:shadow-opacity="50%" loext:decorative="false" style:run-through="foreground"/>
      <style:paragraph-properties style:writing-mode="lr-tb"/>
    </style:style>
    <style:style style:name="gr9" style:family="graphic">
      <style:graphic-properties draw:stroke="solid" svg:stroke-width="0.019cm" svg:stroke-color="#000000" draw:marker-start-width="0.3cm" draw:marker-start-center="false" draw:marker-end="Arrow_20_concave" draw:marker-end-width="0.15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0" style:family="graphic">
      <style:graphic-properties draw:stroke="solid" svg:stroke-width="0.019cm" svg:stroke-color="#000000" draw:marker-start-width="0.3cm" draw:marker-start-center="false" draw:marker-end="Arrow" draw:marker-end-width="0.15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 style:family="graphic">
      <style:graphic-properties svg:stroke-width="0.049cm" svg:stroke-color="#ffff00" draw:marker-start-width="0.427cm" draw:marker-end-width="0.427cm"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2"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3"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4"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5"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7" text:outline-level="1"><text:span text:style-name="_5f_Caractères_5f_gras">Les quatre opérations</text:span></text:h>
        </text:list-item>
      </text:list>
      <text:h text:style-name="_5f_Paragraphe" text:outline-level="1"><text:span text:style-name="_5f_Caractères">Reli</text:span><text:span text:style-name="_5f_Caractères"><text:span text:style-name="T132">e</text:span></text:span><text:span text:style-name="_5f_Caractères"> chaque opération à son symbole mathématique puis au nom de son résultat.</text:span></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h text:style-name="_5f_Tableau_5f_Centré_5f_Gras" text:outline-level="1"><text:span text:style-name="_5f_Caractères">Nom de l’opération</text:span></text:h>
          </table:table-cell>
          <table:table-cell table:style-name="Table1.A1" office:value-type="string">
            <text:h text:style-name="_5f_Tableau_5f_Centré_5f_Gras" text:outline-level="1"><text:span text:style-name="_5f_Caractères"/></text:h>
          </table:table-cell>
          <table:table-cell table:style-name="Table1.A1" office:value-type="string">
            <text:h text:style-name="_5f_Tableau_5f_Centré_5f_Gras" text:outline-level="1"><text:span text:style-name="_5f_Caractères">Symbole</text:span></text:h>
          </table:table-cell>
          <table:table-cell table:style-name="Table1.A1" office:value-type="string">
            <text:h text:style-name="_5f_Tableau_5f_Centré_5f_Gras" text:outline-level="1"><text:span text:style-name="_5f_Caractères"/></text:h>
          </table:table-cell>
          <table:table-cell table:style-name="Table1.A1" office:value-type="string">
            <text:h text:style-name="_5f_Tableau_5f_Centré_5f_Gras" text:outline-level="1"><text:span text:style-name="_5f_Caractères">Nom du résultat</text:span></text:h>
          </table:table-cell>
        </table:table-row>
        <table:table-row table:style-name="Table1.1">
          <table:table-cell table:style-name="Table1.A1" office:value-type="string">
            <text:h text:style-name="P33" text:outline-level="1"><draw:line text:anchor-type="paragraph" draw:z-index="86" draw:name="Forme8" draw:style-name="gr11" draw:text-style-name="P56" svg:x1="2.462cm" svg:y1="0.266cm" svg:x2="4.452cm" svg:y2="3.279cm"><text:p/></draw:line><draw:line text:anchor-type="paragraph" draw:z-index="88" draw:name="Forme31" draw:style-name="gr11" draw:text-style-name="P56" svg:x1="2.586cm" svg:y1="3.202cm" svg:x2="4.514cm" svg:y2="0.189cm"><text:p/></draw:line><text:span text:style-name="_5f_Caractères">division </text:span><text:span text:style-name="_5f_Caractères"><text:span text:style-name="T150"></text:span></text:span></text:h>
          </table:table-cell>
          <table:table-cell table:style-name="Table1.A1" office:value-type="string">
            <text:h text:style-name="_5f_Tableau_5f_Centré" text:outline-level="1"><text:span text:style-name="_5f_Caractères"/></text:h>
          </table:table-cell>
          <table:table-cell table:style-name="Table1.A1" office:value-type="string">
            <text:h text:style-name="P32" text:outline-level="1"><draw:line text:anchor-type="paragraph" draw:z-index="89" draw:name="Forme32" draw:style-name="gr11" draw:text-style-name="P56" svg:x1="1.473cm" svg:y1="0.392cm" svg:x2="3.073cm" svg:y2="1.387cm"><text:p/></draw:line><draw:line text:anchor-type="paragraph" draw:z-index="93" draw:name="Forme 4" draw:style-name="gr11" draw:text-style-name="P56" svg:x1="2.995cm" svg:y1="0.392cm" svg:x2="1.386cm" svg:y2="2.343cm"><text:p/></draw:line><text:span text:style-name="_5f_Caractères"><text:span text:style-name="T150"></text:span></text:span><text:span text:style-name="_5f_Caractères"> + </text:span><text:span text:style-name="_5f_Caractères"><text:span text:style-name="T150"></text:span></text:span></text:h>
          </table:table-cell>
          <table:table-cell table:style-name="Table1.A1" office:value-type="string">
            <text:h text:style-name="_5f_Tableau_5f_Centré" text:outline-level="1"><text:span text:style-name="_5f_Caractères"/></text:h>
          </table:table-cell>
          <table:table-cell table:style-name="Table1.A1" office:value-type="string">
            <text:h text:style-name="P32" text:outline-level="1"><text:span text:style-name="_5f_Caractères"><text:span text:style-name="T150"></text:span></text:span><text:span text:style-name="_5f_Caractères"> produit</text:span></text:h>
          </table:table-cell>
        </table:table-row>
        <table:table-row table:style-name="Table1.1">
          <table:table-cell table:style-name="Table1.A1" office:value-type="string">
            <text:h text:style-name="P33" text:outline-level="1"><draw:line text:anchor-type="paragraph" draw:z-index="96" draw:name="Forme 5" draw:style-name="gr11" draw:text-style-name="P56" svg:x1="2.903cm" svg:y1="0.312cm" svg:x2="4.263cm" svg:y2="0.312cm"><text:p/></draw:line><text:span text:style-name="_5f_Caractères">soustraction </text:span><text:span text:style-name="_5f_Caractères"><text:span text:style-name="T150"></text:span></text:span></text:h>
          </table:table-cell>
          <table:table-cell table:style-name="Table1.A1" office:value-type="string">
            <text:h text:style-name="_5f_Tableau_5f_Centré" text:outline-level="1"><text:span text:style-name="_5f_Caractères"/></text:h>
          </table:table-cell>
          <table:table-cell table:style-name="Table1.A1" office:value-type="string">
            <text:h text:style-name="P32" text:outline-level="1"><draw:line text:anchor-type="paragraph" draw:z-index="87" draw:name="Forme28" draw:style-name="gr11" draw:text-style-name="P56" svg:x1="1.386cm" svg:y1="0.256cm" svg:x2="2.746cm" svg:y2="2.323cm"><text:p/></draw:line><text:span text:style-name="_5f_Caractères"><text:span text:style-name="T150"></text:span></text:span><text:span text:style-name="_5f_Caractères">  −  </text:span><text:span text:style-name="_5f_Caractères"><text:span text:style-name="T150"></text:span></text:span></text:h>
          </table:table-cell>
          <table:table-cell table:style-name="Table1.A1" office:value-type="string">
            <text:h text:style-name="_5f_Tableau_5f_Centré" text:outline-level="1"><text:span text:style-name="_5f_Caractères"/></text:h>
          </table:table-cell>
          <table:table-cell table:style-name="Table1.A1" office:value-type="string">
            <text:h text:style-name="P32" text:outline-level="1"><text:span text:style-name="_5f_Caractères"><text:span text:style-name="T150"></text:span></text:span><text:span text:style-name="_5f_Caractères"> somme</text:span></text:h>
          </table:table-cell>
        </table:table-row>
        <table:table-row table:style-name="Table1.1">
          <table:table-cell table:style-name="Table1.A1" office:value-type="string">
            <text:h text:style-name="P33" text:outline-level="1"><draw:line text:anchor-type="paragraph" draw:z-index="90" draw:name="Forme 1" draw:style-name="gr11" draw:text-style-name="P56" svg:x1="3.092cm" svg:y1="0.314cm" svg:x2="4.452cm" svg:y2="0.314cm"><text:p/></draw:line><draw:line text:anchor-type="paragraph" draw:z-index="91" draw:name="Forme 2" draw:style-name="gr11" draw:text-style-name="P56" svg:x1="3.092cm" svg:y1="0.314cm" svg:x2="4.452cm" svg:y2="0.314cm"><text:p/></draw:line><text:span text:style-name="_5f_Caractères">multiplication </text:span><text:span text:style-name="_5f_Caractères"><text:span text:style-name="T150"></text:span></text:span></text:h>
          </table:table-cell>
          <table:table-cell table:style-name="Table1.A1" office:value-type="string">
            <text:h text:style-name="_5f_Tableau_5f_Centré" text:outline-level="1"><text:span text:style-name="_5f_Caractères"/></text:h>
          </table:table-cell>
          <table:table-cell table:style-name="Table1.A1" office:value-type="string">
            <text:h text:style-name="P32" text:outline-level="1"><draw:line text:anchor-type="paragraph" draw:z-index="92" draw:name="Forme 3" draw:style-name="gr11" draw:text-style-name="P56" svg:x1="1.386cm" svg:y1="1.323cm" svg:x2="2.871cm" svg:y2="0.342cm"><text:p/></draw:line><text:span text:style-name="_5f_Caractères"><text:span text:style-name="T150"></text:span></text:span><text:span text:style-name="_5f_Caractères"> </text:span><text:span text:style-name="_5f_Caractères"><text:span text:style-name="T130">×</text:span></text:span><text:span text:style-name="_5f_Caractères"> </text:span><text:span text:style-name="_5f_Caractères"><text:span text:style-name="T150"></text:span></text:span></text:h>
          </table:table-cell>
          <table:table-cell table:style-name="Table1.A1" office:value-type="string">
            <text:h text:style-name="_5f_Tableau_5f_Centré" text:outline-level="1"><text:span text:style-name="_5f_Caractères"/></text:h>
          </table:table-cell>
          <table:table-cell table:style-name="Table1.A1" office:value-type="string">
            <text:h text:style-name="P32" text:outline-level="1"><text:span text:style-name="_5f_Caractères"><text:span text:style-name="T150"></text:span></text:span><text:span text:style-name="_5f_Caractères"> quotient</text:span></text:h>
          </table:table-cell>
        </table:table-row>
        <table:table-row table:style-name="Table1.1">
          <table:table-cell table:style-name="Table1.A1" office:value-type="string">
            <text:h text:style-name="P33" text:outline-level="1"><text:span text:style-name="_5f_Caractères">addition </text:span><text:span text:style-name="_5f_Caractères"><text:span text:style-name="T150"></text:span></text:span></text:h>
          </table:table-cell>
          <table:table-cell table:style-name="Table1.A1" office:value-type="string">
            <text:h text:style-name="_5f_Tableau_5f_Centré" text:outline-level="1"><text:span text:style-name="_5f_Caractères"/></text:h>
          </table:table-cell>
          <table:table-cell table:style-name="Table1.A1" office:value-type="string">
            <text:h text:style-name="P32" text:outline-level="1"><text:span text:style-name="_5f_Caractères"><text:span text:style-name="T150"></text:span></text:span><text:span text:style-name="_5f_Caractères"> ÷ </text:span><text:span text:style-name="_5f_Caractères"><text:span text:style-name="T150"></text:span></text:span></text:h>
          </table:table-cell>
          <table:table-cell table:style-name="Table1.A1" office:value-type="string">
            <text:h text:style-name="_5f_Tableau_5f_Centré" text:outline-level="1"><text:span text:style-name="_5f_Caractères"/></text:h>
          </table:table-cell>
          <table:table-cell table:style-name="Table1.A1" office:value-type="string">
            <text:h text:style-name="P32" text:outline-level="1"><text:span text:style-name="_5f_Caractères"><text:span text:style-name="T150"></text:span></text:span><text:span text:style-name="_5f_Caractères"> différence</text:span></text:h>
          </table:table-cell>
        </table:table-row>
      </table:table>
      <text:list text:continue-numbering="true" text:style-name="_5f_Numérotation_20_des_20_exercices">
        <text:list-item>
          <text:h text:style-name="P50" text:outline-level="1"><text:span text:style-name="_5f_Caractères_5f_gras">Deux calculs</text:span></text:h>
          <text:list>
            <text:list-item>
              <text:p text:style-name="_5f_Paragraphe_5f_avec_5f_Num_5f_Question"><text:span text:style-name="_5f_Caractères">Effectue la somme du produit de 1 par 2 et de 3.</text:span></text:p>
            </text:list-item>
          </text:list>
        </text:list-item>
      </text:list>
      <text:p text:style-name="P30"><text:span text:style-name="_5f_Caractères"><text:span text:style-name="T43">1</text:span></text:span><text:span text:style-name="_5f_Caractères"><text:span text:style-name="T44"> </text:span></text:span><text:span text:style-name="_5f_Caractères"><text:span text:style-name="T61">×</text:span></text:span><text:span text:style-name="_5f_Caractères"><text:span text:style-name="T62"> </text:span></text:span><text:span text:style-name="_5f_Caractères"><text:span text:style-name="T43">2</text:span></text:span><text:span text:style-name="_5f_Caractères"><text:span text:style-name="T45"> </text:span></text:span><text:span text:style-name="_5f_Caractères"><text:span text:style-name="T43">+</text:span></text:span><text:span text:style-name="_5f_Caractères"><text:span text:style-name="T44"> </text:span></text:span><text:span text:style-name="_5f_Caractères"><text:span text:style-name="T43">3</text:span></text:span><text:span text:style-name="_5f_Caractères"><text:span text:style-name="T44"> </text:span></text:span><text:span text:style-name="_5f_Caractères"><text:span text:style-name="T46">=</text:span></text:span><text:span text:style-name="_5f_Caractères"><text:span text:style-name="T44"> </text:span></text:span><text:span text:style-name="_5f_Caractères"><text:span text:style-name="T46">2</text:span></text:span><text:span text:style-name="_5f_Caractères"><text:span text:style-name="T44"> </text:span></text:span><text:span text:style-name="_5f_Caractères"><text:span text:style-name="T46">+</text:span></text:span><text:span text:style-name="_5f_Caractères"><text:span text:style-name="T44"> </text:span></text:span><text:span text:style-name="_5f_Caractères"><text:span text:style-name="T46">3</text:span></text:span><text:span text:style-name="_5f_Caractères"><text:span text:style-name="T44"> </text:span></text:span><text:span text:style-name="_5f_Caractères"><text:span text:style-name="T46">=</text:span></text:span><text:span text:style-name="_5f_Caractères"><text:span text:style-name="T44"> </text:span></text:span><text:span text:style-name="_5f_Caractères"><text:span text:style-name="T46">5</text:span></text:span></text:p>
      <text:list text:continue-numbering="true" text:style-name="_5f_Numérotation_20_des_20_exercices">
        <text:list-item>
          <text:list>
            <text:list-item>
              <text:p text:style-name="_5f_Paragraphe_5f_avec_5f_Num_5f_Question"><text:span text:style-name="_5f_Caractères">Effectue le produit de la somme de 1 et de 2 par 3.</text:span></text:p>
            </text:list-item>
          </text:list>
        </text:list-item>
      </text:list>
      <text:p text:style-name="P30"><text:span text:style-name="_5f_Caractères"><text:span text:style-name="T43">(1</text:span></text:span><text:span text:style-name="_5f_Caractères"><text:span text:style-name="T47"> </text:span></text:span><text:span text:style-name="_5f_Caractères"><text:span text:style-name="T43">+</text:span></text:span><text:span text:style-name="_5f_Caractères"><text:span text:style-name="T47"> </text:span></text:span><text:span text:style-name="_5f_Caractères"><text:span text:style-name="T43">2)</text:span></text:span><text:span text:style-name="_5f_Caractères"><text:span text:style-name="T44"> </text:span></text:span><text:span text:style-name="_5f_Caractères"><text:span text:style-name="T61">×</text:span></text:span><text:span text:style-name="_5f_Caractères"><text:span text:style-name="T62"> </text:span></text:span><text:span text:style-name="_5f_Caractères"><text:span text:style-name="T43">3</text:span></text:span><text:span text:style-name="_5f_Caractères"><text:span text:style-name="T44"> </text:span></text:span><text:span text:style-name="_5f_Caractères"><text:span text:style-name="T46">=</text:span></text:span><text:span text:style-name="_5f_Caractères"><text:span text:style-name="T44"> </text:span></text:span><text:span text:style-name="_5f_Caractères"><text:span text:style-name="T46">3</text:span></text:span><text:span text:style-name="_5f_Caractères"><text:span text:style-name="T44"> </text:span></text:span><text:span text:style-name="_5f_Caractères"><text:span text:style-name="T61">×</text:span></text:span><text:span text:style-name="_5f_Caractères"><text:span text:style-name="T62"> </text:span></text:span><text:span text:style-name="_5f_Caractères"><text:span text:style-name="T43">3</text:span></text:span><text:span text:style-name="_5f_Caractères"><text:span text:style-name="T44"> </text:span></text:span><text:span text:style-name="_5f_Caractères"><text:span text:style-name="T46">=</text:span></text:span><text:span text:style-name="_5f_Caractères"><text:span text:style-name="T44"> </text:span></text:span><text:span text:style-name="_5f_Caractères"><text:span text:style-name="T46">9</text:span></text:span></text:p>
      <text:list text:continue-numbering="true" text:style-name="_5f_Numérotation_20_des_20_exercices">
        <text:list-item>
          <text:list>
            <text:list-item>
              <text:p text:style-name="_5f_Paragraphe_5f_avec_5f_Num_5f_Question"><text:span text:style-name="_5f_Caractères">Que remarques-tu ?</text:span></text:p>
            </text:list-item>
          </text:list>
        </text:list-item>
      </text:list>
      <text:h text:style-name="P27" text:outline-level="1"><text:span text:style-name="_5f_Caractères"><text:span text:style-name="T49">Le</text:span></text:span><text:span text:style-name="_5f_Caractères"><text:span text:style-name="T48">s résultats sont différents.</text:span></text:span></text:h>
      <text:h text:style-name="P27" text:outline-level="1"><text:span text:style-name="_5f_Caractères"><text:span text:style-name="T49">Le nom du calcul correspond à la dernière opération effectuée</text:span></text:span><text:span text:style-name="_5f_Caractères"><text:span text:style-name="T48">, on le trouve en début de phrase.</text:span></text:span></text:h>
      <text:h text:style-name="P27" text:outline-level="1"><text:span text:style-name="_5f_Caractères"><text:span text:style-name="T48">Pour e</text:span></text:span><text:span text:style-name="_5f_Caractères"><text:span text:style-name="T43">ffectuer le produit demandé </text:span></text:span><text:span text:style-name="_5f_Caractères"><text:span text:style-name="T52">à la quesion b</text:span></text:span><text:span text:style-name="_5f_Caractères"><text:span text:style-name="T43">, les parenthèses sont indispensables </text:span></text:span><text:span text:style-name="_5f_Caractères"><text:span text:style-name="T52">autour de la somme</text:span></text:span><text:span text:style-name="_5f_Caractères"><text:span text:style-name="T43">.</text:span></text:span></text:h>
      <text:list text:continue-numbering="true" text:style-name="_5f_Numérotation_20_des_20_exercices">
        <text:list-item>
          <text:h text:style-name="P53" text:outline-level="1"><text:span text:style-name="_5f_Caractères"><text:span text:style-name="T63">Si on note </text:span></text:span><text:span text:style-name="_5f_Caractères"><text:span text:style-name="T80">z</text:span></text:span><text:span text:style-name="_5f_Caractères"><text:span text:style-name="T63"> l'âge en années d'Alexis aujourd'hui, comment note-t-on</text:span></text:span><text:span text:style-name="_5f_Caractères"><text:span text:style-name="T36"> </text:span></text:span><text:span text:style-name="_5f_Caractères"><text:span text:style-name="T38">:</text:span></text:span></text:h>
        </text:list-item>
      </text:list>
      <text:h text:style-name="_5f_Paragraphe" text:outline-level="1"><text:span text:style-name="_5f_Caractères">l'âge qu'il aura dans deux ans ?</text:span></text:h>
      <text:h text:style-name="P27" text:outline-level="1"><text:span text:style-name="_5f_pointillés_20_gris"><text:span text:style-name="T55">z </text:span></text:span><text:span text:style-name="_5f_pointillés_20_gris"><text:span text:style-name="T58">+</text:span></text:span><text:span text:style-name="_5f_pointillés_20_gris"><text:span text:style-name="T59"> 2</text:span></text:span></text:h>
      <text:h text:style-name="_5f_Paragraphe" text:outline-level="1"><text:span text:style-name="_5f_Caractères">le double de son âge ?</text:span></text:h>
      <text:h text:style-name="P27" text:outline-level="1"><text:span text:style-name="_5f_Caractères"><text:span text:style-name="T138">2 </text:span></text:span><text:span text:style-name="_5f_Caractères"><text:span text:style-name="T136">×</text:span></text:span><text:span text:style-name="_5f_Caractères"><text:span text:style-name="T138"> </text:span></text:span><text:span text:style-name="_5f_Caractères"><text:span text:style-name="T140">z</text:span></text:span><text:span text:style-name="_5f_Caractères"><text:span text:style-name="T138"> = 2</text:span></text:span><text:span text:style-name="_5f_Caractères"><text:span text:style-name="T140">z</text:span></text:span></text:h>
      <text:h text:style-name="_5f_Paragraphe" text:outline-level="1"><text:span text:style-name="_5f_Caractères">le triple de l'âge qu'il avait il y a quatre ans ?</text:span></text:h>
      <text:h text:style-name="P27" text:outline-level="1"><text:span text:style-name="_5f_Caractères"><text:span text:style-name="T138">3 </text:span></text:span><text:span text:style-name="_5f_Caractères"><text:span text:style-name="T136">×</text:span></text:span><text:span text:style-name="_5f_Caractères"><text:span text:style-name="T138"> (</text:span></text:span><text:span text:style-name="_5f_Caractères"><text:span text:style-name="T140">z </text:span></text:span><text:span text:style-name="_5f_Caractères"><text:span text:style-name="T79">− 4)</text:span></text:span><text:span text:style-name="_5f_Caractères"><text:span text:style-name="T139"> = 3(</text:span></text:span><text:span text:style-name="_5f_Caractères"><text:span text:style-name="T140">z </text:span></text:span><text:span text:style-name="_5f_Caractères"><text:span text:style-name="T79">− 4)</text:span></text:span></text:h>
      <text:h text:style-name="_5f_Paragraphe" text:outline-level="1"><text:span text:style-name="_5f_Caractères">la moitié de l'âge qu'il aura dans cinq ans ?</text:span></text:h>
      <text:p text:style-name="P31"><text:span text:style-name="_5f_Caractères"><draw:frame draw:style-name="fr5" draw:name="Objet3" text:anchor-type="as-char" svg:y="-0.593cm" svg:width="3.196cm" svg:height="0.928cm" draw:z-index="98"><draw:object xlink:href="./Object 3" xlink:type="simple" xlink:show="embed" xlink:actuate="onLoad"/><draw:image xlink:href="./ObjectReplacements/Object 3" xlink:type="simple" xlink:show="embed" xlink:actuate="onLoad"/><svg:desc>formula</svg:desc></draw:frame></text:span></text:p>
      <text:h text:style-name="P27" text:outline-level="1"><text:span text:style-name="_5f_Caractères">son année de naissance ? </text:span><text:span text:style-name="_5f_Caractères"><text:span text:style-name="T50">année en cours</text:span></text:span><text:span text:style-name="_5f_Caractères"><text:span text:style-name="T51"> </text:span></text:span><text:span text:style-name="_5f_Caractères"><text:span text:style-name="T35">− </text:span></text:span><text:span text:style-name="_5f_Caractères"><text:span text:style-name="T37">z</text:span></text:span><text:span text:style-name="_5f_Caractères"><text:span text:style-name="T50"> </text:span></text:span></text:h>
      <text:h text:style-name="P27" text:outline-level="1"><text:span text:style-name="_5f_Caractères"><text:span text:style-name="T52">Par exemple si on est en 2025 </text:span></text:span><text:span text:style-name="_5f_Caractères"><text:span text:style-name="T50">cela donne 202</text:span></text:span><text:span text:style-name="_5f_Caractères"><text:span text:style-name="T52">5</text:span></text:span><text:span text:style-name="_5f_Caractères"><text:span text:style-name="T51"> </text:span></text:span><text:span text:style-name="_5f_Caractères"><text:span text:style-name="T35">− </text:span></text:span><text:span text:style-name="_5f_Caractères"><text:span text:style-name="T37">z</text:span></text:span><text:span text:style-name="_5f_Caractères"><text:span text:style-name="T35"> </text:span></text:span></text:h>
      <text:h text:style-name="_5f_Paragraphe" text:outline-level="1"><text:span text:style-name="_5f_Caractères"/></text:h>
      <text:list text:continue-numbering="true" text:style-name="_5f_Numérotation_20_des_20_exercices">
        <text:list-item>
          <text:h text:style-name="P49" text:outline-level="1"><text:span text:style-name="_5f_Caractères">Si </text:span><text:span text:style-name="_5f_Caractères"><text:span text:style-name="T141">x</text:span></text:span><text:span text:style-name="_5f_Caractères"> représente un nombre, comment écrire les expressions suivantes ?</text:span></text:h>
          <text:list>
            <text:list-item>
              <text:p text:style-name="P44"><text:span text:style-name="_5f_Caractères">Le double de </text:span><text:span text:style-name="_5f_Caractères"><text:span text:style-name="T141">x</text:span></text:span><text:span text:style-name="_5f_Caractères"><text:span text:style-name="T67">.</text:span></text:span><text:span text:style-name="_5f_Caractères"><text:span text:style-name="T69"> <text:s text:c="4"/></text:span></text:span><text:span text:style-name="_5f_Caractères_5f_correction"><text:span text:style-name="T64">2</text:span></text:span><text:span text:style-name="_5f_Caractères_5f_correction"><text:span text:style-name="T147">x</text:span></text:span></text:p>
            </text:list-item>
            <text:list-item>
              <text:p text:style-name="P45"><text:span text:style-name="_5f_Caractères">Le tiers de</text:span><text:span text:style-name="_5f_Caractères"><text:span text:style-name="T91"> </text:span></text:span><text:span text:style-name="_5f_Caractères"><text:span text:style-name="T141">x</text:span></text:span><text:span text:style-name="_5f_Caractères"><text:span text:style-name="T67">.</text:span></text:span><text:span text:style-name="_5f_Caractères"><text:span text:style-name="T69"> <text:s text:c="4"/></text:span></text:span><text:span text:style-name="_5f_pointillés_20_gris"><text:span text:style-name="T93"><draw:frame draw:style-name="fr5" draw:name="Objet4" text:anchor-type="as-char" svg:y="-0.633cm" svg:width="0.332cm" svg:height="0.97cm" draw:z-index="94"><draw:object xlink:href="./Object 1" xlink:type="simple" xlink:show="embed" xlink:actuate="onLoad"/><draw:image xlink:href="./ObjectReplacements/Object 1" xlink:type="simple" xlink:show="embed" xlink:actuate="onLoad"/><svg:desc>formula</svg:desc></draw:frame></text:span></text:span></text:p>
            </text:list-item>
            <text:list-item>
              <text:p text:style-name="P44"><text:span text:style-name="_5f_Caractères"><text:span text:style-name="T67">La somme de </text:span></text:span><text:span text:style-name="_5f_Caractères"><text:span text:style-name="T141">x</text:span></text:span><text:span text:style-name="_5f_Caractères"><text:span text:style-name="T67"> et de 13. <text:s text:c="4"/></text:span></text:span><text:span text:style-name="_5f_Caractères"><text:span text:style-name="T145">x</text:span></text:span><text:span text:style-name="_5f_pointillés_20_gris"><text:span text:style-name="T54"> </text:span></text:span><text:span text:style-name="_5f_pointillés_20_gris"><text:span text:style-name="T56">+</text:span></text:span><text:span text:style-name="_5f_pointillés_20_gris"><text:span text:style-name="T57"> 13</text:span></text:span></text:p>
            </text:list-item>
            <text:list-item>
              <text:p text:style-name="P44"><text:span text:style-name="_5f_Caractères"><text:span text:style-name="T67">La différence de </text:span></text:span><text:span text:style-name="_5f_Caractères"><text:span text:style-name="T141">x</text:span></text:span><text:span text:style-name="_5f_Caractères"><text:span text:style-name="T67"> et de 7. <text:s text:c="4"/></text:span></text:span><text:span text:style-name="_5f_Caractères"><text:span text:style-name="T145">x</text:span></text:span><text:span text:style-name="_5f_pointillés_20_gris"><text:span text:style-name="T54"> </text:span></text:span><text:span text:style-name="_5f_Caractères"><text:span text:style-name="T35">−</text:span></text:span><text:span text:style-name="_5f_pointillés_20_gris"><text:span text:style-name="T57"> 7</text:span></text:span></text:p>
            </text:list-item>
            <text:list-item>
              <text:p text:style-name="P44"><text:span text:style-name="_5f_Caractères"><text:span text:style-name="T67">Le triple de la somme de 2 et de </text:span></text:span><text:span text:style-name="_5f_Caractères"><text:span text:style-name="T141">x</text:span></text:span><text:span text:style-name="_5f_Caractères"><text:span text:style-name="T67">. <text:s text:c="3"/></text:span></text:span><text:span text:style-name="_5f_Caractères"><text:span text:style-name="T71"><text:s/></text:span></text:span><text:span text:style-name="_5f_Caractères"><text:span text:style-name="T139">3(</text:span></text:span><text:span text:style-name="_5f_Caractères"><text:span text:style-name="T145">x</text:span></text:span><text:span text:style-name="_5f_Caractères"><text:span text:style-name="T140"> </text:span></text:span><text:span text:style-name="_5f_pointillés_20_gris"><text:span text:style-name="T56">+</text:span></text:span><text:span text:style-name="_5f_Caractères"><text:span text:style-name="T79"> 2)</text:span></text:span></text:p>
            </text:list-item>
            <text:list-item>
              <text:p text:style-name="P45"><text:span text:style-name="_5f_Caractères"><text:span text:style-name="T67">Le tiers de la différence de 16 et </text:span></text:span><text:span text:style-name="_5f_Caractères"><text:span text:style-name="T141">x</text:span></text:span><text:span text:style-name="_5f_Caractères"><text:span text:style-name="T67">. <text:s text:c="4"/></text:span></text:span><text:span text:style-name="_5f_pointillés_20_gris"><text:span text:style-name="T93"><draw:frame draw:style-name="fr5" draw:name="Objet5" text:anchor-type="as-char" svg:y="-0.633cm" svg:width="1.215cm" svg:height="0.97cm" draw:z-index="95"><draw:object xlink:href="./Object 2" xlink:type="simple" xlink:show="embed" xlink:actuate="onLoad"/><draw:image xlink:href="./ObjectReplacements/Object 2" xlink:type="simple" xlink:show="embed" xlink:actuate="onLoad"/><svg:desc>formula</svg:desc></draw:frame></text:span></text:span></text:p>
            </text:list-item>
            <text:list-item>
              <text:p text:style-name="P44"><text:span text:style-name="_5f_Caractères">Le carré de </text:span><text:span text:style-name="_5f_Caractères"><text:span text:style-name="T141">x</text:span></text:span><text:span text:style-name="_5f_Caractères">. <text:s text:c="3"/></text:span><text:span text:style-name="_5f_pointillés_20_gris"><text:span text:style-name="T166"><text:s/></text:span></text:span><text:span text:style-name="_5f_Caractères"><text:span text:style-name="T146">x</text:span></text:span><text:span text:style-name="_5f_Caractères"><text:span text:style-name="T167">2</text:span></text:span></text:p>
            </text:list-item>
            <text:list-item>
              <text:p text:style-name="P44"><text:span text:style-name="_5f_Caractères">La somme du carré de </text:span><text:span text:style-name="_5f_Caractères"><text:span text:style-name="T141">x</text:span></text:span><text:span text:style-name="_5f_Caractères"> et de 1. <text:s text:c="3"/></text:span><text:span text:style-name="_5f_pointillés_20_gris"><text:span text:style-name="T166"><text:s/></text:span></text:span><text:span text:style-name="_5f_Caractères"><text:span text:style-name="T146">x</text:span></text:span><text:span text:style-name="_5f_Caractères"><text:span text:style-name="T167">2</text:span></text:span><text:span text:style-name="_5f_pointillés_20_gris"><text:span text:style-name="T54"> </text:span></text:span><text:span text:style-name="_5f_pointillés_20_gris"><text:span text:style-name="T56">+</text:span></text:span><text:span text:style-name="_5f_pointillés_20_gris"><text:span text:style-name="T57"> 1</text:span></text:span></text:p>
            </text:list-item>
            <text:list-item>
              <text:p text:style-name="P44"><text:span text:style-name="_5f_Caractères">Le carré de la somme de </text:span><text:span text:style-name="_5f_Caractères"><text:span text:style-name="T141">x</text:span></text:span><text:span text:style-name="_5f_Caractères"> et de 1. <text:s text:c="3"/></text:span><text:span text:style-name="_5f_pointillés_20_gris"><text:span text:style-name="T166"><text:s/></text:span></text:span><text:span text:style-name="_5f_Caractères"><text:span text:style-name="T165">(</text:span></text:span><text:span text:style-name="_5f_Caractères"><text:span text:style-name="T145">x</text:span></text:span><text:span text:style-name="_5f_pointillés_20_gris"><text:span text:style-name="T54"> </text:span></text:span><text:span text:style-name="_5f_pointillés_20_gris"><text:span text:style-name="T56">+</text:span></text:span><text:span text:style-name="_5f_pointillés_20_gris"><text:span text:style-name="T57"> 1)</text:span></text:span><text:span text:style-name="_5f_pointillés_20_gris"><text:span text:style-name="T60">2</text:span></text:span></text:p>
            </text:list-item>
          </text:list>
        </text:list-item>
        <text:list-item>
          <text:h text:style-name="P51" text:outline-level="1"><text:span text:style-name="_5f_Caractères_5f_gras">Somme ou produit ?</text:span></text:h>
        </text:list-item>
      </text:list>
      <text:h text:style-name="P26" text:outline-level="1"><text:span text:style-name="_5f_Caractères">Dans chaque cas, indique si l’expression est une somme algébrique </text:span><text:span text:style-name="_5f_Caractères"><text:span text:style-name="T124">(S)</text:span></text:span><text:span text:style-name="_5f_Caractères">(c’est-à-dire une somme ou une différence) ou si c’est un produit</text:span><text:span text:style-name="_5f_Caractères"><text:span text:style-name="T124"> (P)</text:span></text:span><text:span text:style-name="_5f_Caractères">.</text:span></text:h>
      <text:section text:style-name="Sect1" text:name="Section1">
        <text:list text:continue-numbering="true" text:style-name="_5f_Numérotation_20_des_20_exercices">
          <text:list-item>
            <text:list>
              <text:list-item>
                <text:p text:style-name="P44"><text:span text:style-name="_5f_Caractères">3</text:span><text:span text:style-name="_5f_Caractères"><text:span text:style-name="T141">x</text:span></text:span><text:span text:style-name="_5f_Caractères"> + 5 : </text:span><text:span text:style-name="_5f_Caractères"><text:span text:style-name="T163">S</text:span></text:span></text:p>
              </text:list-item>
              <text:list-item>
                <text:p text:style-name="P44"><text:span text:style-name="_5f_Caractères">3(</text:span><text:span text:style-name="_5f_Caractères"><text:span text:style-name="T141">x</text:span></text:span><text:span text:style-name="_5f_Caractères"> + 5) :</text:span><text:span text:style-name="_5f_Caractères"><text:span text:style-name="T129"> </text:span></text:span><text:span text:style-name="_5f_Caractères"><text:span text:style-name="T164">P</text:span></text:span></text:p>
              </text:list-item>
              <text:list-item>
                <text:p text:style-name="P44"><text:span text:style-name="_5f_Caractères">5</text:span><text:span text:style-name="_5f_Caractères"><text:span text:style-name="T80">u</text:span></text:span><text:span text:style-name="_5f_Caractères_5f_exposant">2</text:span><text:span text:style-name="_5f_Caractères"> : </text:span><text:span text:style-name="_5f_Caractères"><text:span text:style-name="T164">P</text:span></text:span></text:p>
              </text:list-item>
              <text:list-item>
                <text:p text:style-name="P44"><text:span text:style-name="_5f_Caractères">(</text:span><text:span text:style-name="_5f_Caractères"><text:span text:style-name="T80">t </text:span></text:span><text:span text:style-name="_5f_Caractères">− 5</text:span><text:span text:style-name="_5f_Caractères"><text:span text:style-name="T80">s</text:span></text:span><text:span text:style-name="_5f_Caractères">)</text:span><text:span text:style-name="_5f_Caractères_5f_exposant">2</text:span><text:span text:style-name="_5f_Caractères"> : </text:span><text:span text:style-name="_5f_Caractères"><text:span text:style-name="T164">P</text:span></text:span></text:p>
              </text:list-item>
              <text:list-item>
                <text:p text:style-name="P44"><text:span text:style-name="_5f_Caractères">2</text:span><text:span text:style-name="_5f_Caractères"><text:span text:style-name="T80">y</text:span></text:span><text:span text:style-name="_5f_Caractères"> − 5</text:span><text:span text:style-name="_5f_Caractères"><text:span text:style-name="T80">y</text:span></text:span><text:span text:style-name="_5f_Caractères"> + 3</text:span><text:span text:style-name="_5f_Caractères"><text:span text:style-name="T80">y</text:span></text:span><text:span text:style-name="_5f_Caractères"> : </text:span><text:span text:style-name="_5f_Caractères"><text:span text:style-name="T163">S</text:span></text:span></text:p>
              </text:list-item>
              <text:list-item>
                <text:p text:style-name="P44"><text:span text:style-name="_5f_Caractères">3</text:span><text:span text:style-name="_5f_Caractères"><text:span text:style-name="T80">u</text:span></text:span><text:span text:style-name="_5f_Caractères"> + 6 : </text:span><text:span text:style-name="_5f_Caractères"><text:span text:style-name="T163">S</text:span></text:span></text:p>
              </text:list-item>
              <text:list-item>
                <text:p text:style-name="P44"><text:span text:style-name="_5f_Caractères">(2 − 4</text:span><text:span text:style-name="_5f_Caractères"><text:span text:style-name="T80">a</text:span></text:span><text:span text:style-name="_5f_Caractères">)</text:span><text:span text:style-name="_5f_Caractères"><text:span text:style-name="T133"> </text:span></text:span><text:span text:style-name="_5f_Caractères"><text:span text:style-name="T134">×</text:span></text:span><text:span text:style-name="_5f_Caractères"><text:span text:style-name="T135"> </text:span></text:span><text:span text:style-name="_5f_Caractères">(</text:span><text:span text:style-name="_5f_Caractères"><text:span text:style-name="T80">a</text:span></text:span><text:span text:style-name="_5f_Caractères"> + 5) :</text:span><text:span text:style-name="_5f_Caractères"><text:span text:style-name="T149"> </text:span></text:span><text:span text:style-name="_5f_Caractères"><text:span text:style-name="T164">P</text:span></text:span></text:p>
              </text:list-item>
              <text:list-item>
                <text:p text:style-name="P44"><text:span text:style-name="_5f_Caractères">2 − 4</text:span><text:span text:style-name="_5f_Caractères"><text:span text:style-name="T80">a</text:span></text:span><text:span text:style-name="_5f_Caractères"><text:span text:style-name="T133"> </text:span></text:span><text:span text:style-name="_5f_Caractères"><text:span text:style-name="T134">×</text:span></text:span><text:span text:style-name="_5f_Caractères"><text:span text:style-name="T135"> </text:span></text:span><text:span text:style-name="_5f_Caractères"><text:span text:style-name="T80">a</text:span></text:span><text:span text:style-name="_5f_Caractères"> + 5 : </text:span><text:span text:style-name="_5f_Caractères"><text:span text:style-name="T163">S</text:span></text:span></text:p>
              </text:list-item>
              <text:list-item>
                <text:p text:style-name="P44"><text:span text:style-name="_5f_Caractères"><text:span text:style-name="T80">v</text:span></text:span><text:span text:style-name="_5f_Caractères_5f_exposant">2</text:span><text:span text:style-name="_5f_Caractères"> + </text:span><text:span text:style-name="_5f_Caractères"><text:span text:style-name="T80">v</text:span></text:span><text:span text:style-name="_5f_Caractères"> − 4 :</text:span><text:span text:style-name="_5f_Caractères"><text:span text:style-name="T149"> </text:span></text:span><text:span text:style-name="_5f_Caractères"><text:span text:style-name="T163">S</text:span></text:span></text:p>
              </text:list-item>
              <text:list-item>
                <text:p text:style-name="P44"><text:span text:style-name="_5f_Caractères">4</text:span><text:span text:style-name="_5f_Caractères"><text:span text:style-name="T80">m</text:span></text:span><text:span text:style-name="_5f_Caractères_5f_exposant">2</text:span><text:span text:style-name="_5f_Caractères"> + 5</text:span><text:span text:style-name="_5f_Caractères"><text:span text:style-name="T80">m</text:span></text:span><text:span text:style-name="_5f_Caractères"> : </text:span><text:span text:style-name="_5f_Caractères"><text:span text:style-name="T163">S</text:span></text:span></text:p>
              </text:list-item>
              <text:list-item>
                <text:p text:style-name="P44"><text:span text:style-name="_5f_Caractères">(</text:span><text:span text:style-name="_5f_Caractères"><text:span text:style-name="T141">x</text:span></text:span><text:span text:style-name="_5f_Caractères"><text:span text:style-name="T142"> </text:span></text:span><text:span text:style-name="_5f_Caractères">+ 5)−(</text:span><text:span text:style-name="_5f_Caractères"><text:span text:style-name="T141">x</text:span></text:span><text:span text:style-name="_5f_Caractères"> + </text:span><text:span text:style-name="_5f_Caractères"><text:span text:style-name="T129">1</text:span></text:span><text:span text:style-name="_5f_Caractères">) :</text:span><text:span text:style-name="_5f_Caractères"><text:span text:style-name="T129"> </text:span></text:span><text:span text:style-name="_5f_Caractères"><text:span text:style-name="T163">S</text:span></text:span></text:p>
              </text:list-item>
            </text:list>
          </text:list-item>
        </text:list>
      </text:section>
      <text:list text:continue-numbering="true" text:style-name="_5f_Numérotation_20_des_20_exercices">
        <text:list-item>
          <text:h text:style-name="P46" text:outline-level="1"><text:span text:style-name="_5f_Caractères_5f_gras">Arbre de calcul</text:span></text:h>
          <text:list>
            <text:list-item>
              <text:h text:style-name="P52" text:outline-level="1"><text:span text:style-name="_5f_Caractères"><text:span text:style-name="T128">Complète</text:span></text:span><text:span text:style-name="_5f_Caractères"> l'arbre de calcul.</text:span></text:h>
            </text:list-item>
            <text:list-item>
              <text:h text:style-name="P54" text:outline-level="1"><draw:g text:anchor-type="char" draw:z-index="97" draw:name="Forme17" draw:style-name="gr4"><draw:rect draw:style-name="gr5" draw:text-style-name="P59" svg:width="0.622cm" svg:height="0.623cm" svg:x="0.34cm" svg:y="0cm"><text:p text:style-name="P58"><text:span text:style-name="T169">3</text:span></text:p></draw:rect><draw:rect draw:style-name="gr6" draw:text-style-name="P59" svg:width="0.622cm" svg:height="0.623cm" svg:x="2.208cm" svg:y="0cm"><text:p text:style-name="P58"><text:span text:style-name="T169">2</text:span></text:p></draw:rect><draw:rect draw:style-name="gr7" draw:text-style-name="P60" svg:width="0.622cm" svg:height="0.623cm" svg:x="4.067cm" svg:y="0cm"><text:p text:style-name="P58"><text:span text:style-name="T170">t</text:span></text:p></draw:rect><draw:rect draw:style-name="gr6" draw:text-style-name="P59" svg:width="0.622cm" svg:height="0.623cm" svg:x="5.932cm" svg:y="0cm"><text:p><text:span text:style-name="T171">−</text:span><text:span text:style-name="T169">1</text:span></text:p></draw:rect><draw:rect draw:style-name="gr6" draw:text-style-name="P59" svg:width="0.622cm" svg:height="0.623cm" svg:x="7.794cm" svg:y="0cm"><text:p text:style-name="P58"><text:span text:style-name="T169">4</text:span></text:p></draw:rect><draw:circle draw:style-name="gr8" draw:text-style-name="P61" svg:width="0.625cm" svg:height="0.623cm" svg:x="3.134cm" svg:y="0.933cm"><text:p text:style-name="P58"><text:span text:style-name="T172">×</text:span></text:p></draw:circle><draw:rect draw:style-name="gr7" draw:text-style-name="P62" svg:width="1.243cm" svg:height="0.623cm" svg:x="2.825cm" svg:y="1.868cm"><text:p><text:span text:style-name="T173">2</text:span><text:span text:style-name="T174">t</text:span></text:p></draw:rect><draw:circle draw:style-name="gr8" draw:text-style-name="P61" svg:width="0.622cm" svg:height="0.622cm" svg:x="4.688cm" svg:y="2.178cm"><text:p text:style-name="P58"><text:span text:style-name="T171"></text:span></text:p></draw:circle><draw:rect draw:style-name="gr7" draw:text-style-name="P63" svg:width="1.865cm" svg:height="0.623cm" svg:x="4.067cm" svg:y="3.112cm"><text:p text:style-name="P58"><text:span text:style-name="T175">2</text:span><text:span text:style-name="T176">t</text:span><text:span text:style-name="T175"> − 1</text:span></text:p></draw:rect><draw:ellipse draw:style-name="gr8" draw:text-style-name="P61" svg:width="0.622cm" svg:height="0.623cm" svg:x="2.208cm" svg:y="3.112cm"><text:p text:style-name="P58"><text:span text:style-name="T172">×</text:span></text:p></draw:ellipse><draw:rect draw:style-name="gr7" draw:text-style-name="P63" svg:width="2.486cm" svg:height="0.622cm" svg:x="1.273cm" svg:y="4.046cm"><text:p text:style-name="P64"><text:span text:style-name="T173">3(</text:span><text:span text:style-name="T175">2</text:span><text:span text:style-name="T176">t</text:span><text:span text:style-name="T175"> − 1</text:span><text:span text:style-name="T173">)</text:span></text:p></draw:rect><draw:circle draw:style-name="gr8" draw:text-style-name="P65" svg:width="0.623cm" svg:height="0.623cm" svg:x="5.309cm" svg:y="4.355cm"><text:p text:style-name="P58"><text:span text:style-name="T177">−</text:span></text:p></draw:circle><draw:rect draw:style-name="gr7" draw:text-style-name="P63" svg:width="3.107cm" svg:height="0.622cm" svg:x="4.067cm" svg:y="5.29cm"><text:p text:style-name="P66"><text:span text:style-name="T175">3(2</text:span><text:span text:style-name="T176">t</text:span><text:span text:style-name="T175"> − 1) − 4</text:span></text:p></draw:rect><draw:line draw:style-name="gr9" draw:text-style-name="P67" svg:x1="2.517cm" svg:y1="0.623cm" svg:x2="3.137cm" svg:y2="1.243cm"><text:p/></draw:line><draw:line draw:style-name="gr9" draw:text-style-name="P67" svg:x1="4.377cm" svg:y1="0.623cm" svg:x2="3.757cm" svg:y2="1.243cm"><text:p/></draw:line><draw:line draw:style-name="gr10" draw:text-style-name="P67" svg:x1="3.443cm" svg:y1="1.555cm" svg:x2="3.443cm" svg:y2="1.867cm"><text:p/></draw:line><draw:line draw:style-name="gr9" draw:text-style-name="P67" svg:x1="4.064cm" svg:y1="2.178cm" svg:x2="4.684cm" svg:y2="2.49cm"><text:p/></draw:line><draw:line draw:style-name="gr9" draw:text-style-name="P67" svg:x1="6.243cm" svg:y1="0.623cm" svg:x2="5.311cm" svg:y2="2.49cm"><text:p/></draw:line><draw:line draw:style-name="gr10" draw:text-style-name="P67" svg:x1="5.002cm" svg:y1="2.802cm" svg:x2="5.002cm" svg:y2="3.114cm"><text:p/></draw:line><draw:line draw:style-name="gr9" draw:text-style-name="P67" svg:x1="0.649cm" svg:y1="0.623cm" svg:x2="2.203cm" svg:y2="3.423cm"><text:p/></draw:line><draw:line draw:style-name="gr9" draw:text-style-name="P67" svg:x1="4.066cm" svg:y1="3.425cm" svg:x2="2.824cm" svg:y2="3.425cm"><text:p/></draw:line><draw:line draw:style-name="gr10" draw:text-style-name="P67" svg:x1="2.517cm" svg:y1="3.736cm" svg:x2="2.517cm" svg:y2="4.048cm"><text:p/></draw:line><draw:line draw:style-name="gr9" draw:text-style-name="P67" svg:x1="8.106cm" svg:y1="0.623cm" svg:x2="5.932cm" svg:y2="4.667cm"><text:p/></draw:line><draw:line draw:style-name="gr9" draw:text-style-name="P67" svg:x1="3.757cm" svg:y1="4.359cm" svg:x2="5.308cm" svg:y2="4.671cm"><text:p/></draw:line><draw:line draw:style-name="gr10" draw:text-style-name="P67" svg:x1="5.623cm" svg:y1="4.983cm" svg:x2="5.623cm" svg:y2="5.295cm"><text:p/></draw:line></draw:g><text:span text:style-name="_5f_Caractères">Décris ce calcul par une phrase.</text:span></text:h>
            </text:list-item>
          </text:list>
        </text:list-item>
      </text:list>
      <text:h text:style-name="P27" text:outline-level="1"><text:span text:style-name="_5f_Caractères_5f_correction"><text:span text:style-name="T151">La différence </text:span></text:span><text:span text:style-name="_5f_Caractères_5f_correction"><text:span text:style-name="T152">du</text:span></text:span><text:span text:style-name="_5f_Caractères_5f_correction"><text:span text:style-name="T151"> triple de la </text:span></text:span><text:span text:style-name="_5f_Caractères_5f_correction"><text:span text:style-name="T153">différence</text:span></text:span><text:span text:style-name="_5f_Caractères_5f_correction"><text:span text:style-name="T151"> du double de </text:span></text:span><text:span text:style-name="_5f_Caractères_5f_correction"><text:span text:style-name="T85">t</text:span></text:span><text:span text:style-name="_5f_Caractères_5f_correction"><text:span text:style-name="T151"> et de 1, et </text:span></text:span><text:span text:style-name="_5f_Caractères_5f_correction"><text:span text:style-name="T152">de </text:span></text:span><text:span text:style-name="_5f_Caractères_5f_correction"><text:span text:style-name="T151">4.</text:span></text:span></text:h>
      <text:list text:continue-numbering="true" text:style-name="_5f_Numérotation_20_des_20_exercices">
        <text:list-header>
          <text:h text:style-name="P48" text:outline-level="1"><text:span text:style-name="_5f_Caractères"/></text:h>
        </text:list-header>
        <text:list-item>
          <text:h text:style-name="P49" text:outline-level="1"><text:soft-page-break/><text:span text:style-name="_5f_Caractères"><text:span text:style-name="T131">R</text:span></text:span><text:span text:style-name="_5f_Caractères">ajouter les “</text:span><text:span text:style-name="_5f_Caractères"><text:span text:style-name="T134">×</text:span></text:span><text:span text:style-name="_5f_Caractères"> invisibles”.</text:span></text:h>
        </text:list-item>
      </text:list>
      <text:section text:style-name="Sect1" text:name="Section16">
        <text:h text:style-name="_5f_Paragraphe" text:outline-level="1"><text:span text:style-name="_5f_Caractères"><text:span text:style-name="T91">A  = </text:span></text:span><text:span text:style-name="_5f_Caractères"><text:span text:style-name="T92"> </text:span></text:span><text:span text:style-name="_5f_Caractères"><text:span text:style-name="T82">t</text:span></text:span><text:span text:style-name="_5f_Caractères"><text:span text:style-name="T105"> </text:span></text:span><text:span text:style-name="_5f_Caractères"><text:span text:style-name="T104">+</text:span></text:span><text:span text:style-name="_5f_Caractères"><text:span text:style-name="T105"> </text:span></text:span><text:span text:style-name="_5f_Caractères"><text:span text:style-name="T68">7</text:span></text:span></text:h>
        <text:h text:style-name="P28" text:outline-level="1"><text:span text:style-name="_5f_Caractères"><text:span text:style-name="T155">A =</text:span></text:span><text:span text:style-name="_5f_Caractères"><text:span text:style-name="T156"> </text:span></text:span><text:span text:style-name="_5f_Caractères"><text:span text:style-name="T86">t</text:span></text:span><text:span text:style-name="_5f_Caractères"><text:span text:style-name="T107"> </text:span></text:span><text:span text:style-name="_5f_Caractères"><text:span text:style-name="T109">+</text:span></text:span><text:span text:style-name="_5f_Caractères"><text:span text:style-name="T107"> </text:span></text:span><text:span text:style-name="_5f_Caractères"><text:span text:style-name="T72">7</text:span></text:span></text:h>
        <text:h text:style-name="_5f_Paragraphe" text:outline-level="1"><text:span text:style-name="_5f_Caractères"><text:span text:style-name="T94">B  =  3</text:span></text:span><text:span text:style-name="_5f_Caractères"><text:span text:style-name="T96">t</text:span></text:span></text:h>
        <text:h text:style-name="P28" text:outline-level="1"><text:span text:style-name="_5f_Caractères"><text:span text:style-name="T116">B = 3</text:span></text:span><text:span text:style-name="_5f_Caractères"><text:span text:style-name="T117"> </text:span></text:span><text:span text:style-name="_5f_Caractères"><text:span text:style-name="T120">×</text:span></text:span><text:span text:style-name="_5f_Caractères"><text:span text:style-name="T121"> </text:span></text:span><text:span text:style-name="_5f_Caractères"><text:span text:style-name="T97">t</text:span></text:span></text:h>
        <text:h text:style-name="_5f_Paragraphe" text:outline-level="1"><text:span text:style-name="_5f_Caractères">C  =  2</text:span><text:span text:style-name="_5f_Caractères"><text:span text:style-name="T82">t</text:span></text:span><text:span text:style-name="_5f_Caractères"><text:span text:style-name="T95"> </text:span></text:span><text:span text:style-name="_5f_Caractères"><text:span text:style-name="T115">+</text:span></text:span><text:span text:style-name="_5f_Caractères"><text:span text:style-name="T95"> </text:span></text:span><text:span text:style-name="_5f_Caractères">1</text:span></text:h>
        <text:h text:style-name="P28" text:outline-level="1"><text:span text:style-name="_5f_Caractères"><text:span text:style-name="T154">C = 2</text:span></text:span><text:span text:style-name="_5f_Caractères"><text:span text:style-name="T158"> </text:span></text:span><text:span text:style-name="_5f_Caractères"><text:span text:style-name="T136">×</text:span></text:span><text:span text:style-name="_5f_Caractères"><text:span text:style-name="T137"> </text:span></text:span><text:span text:style-name="_5f_Caractères"><text:span text:style-name="T86">t</text:span></text:span><text:span text:style-name="_5f_Caractères"><text:span text:style-name="T100"> </text:span></text:span><text:span text:style-name="_5f_Caractères"><text:span text:style-name="T118"> </text:span></text:span><text:span text:style-name="_5f_Caractères"><text:span text:style-name="T119">+</text:span></text:span><text:span text:style-name="_5f_Caractères"><text:span text:style-name="T118"> </text:span></text:span><text:span text:style-name="_5f_Caractères"><text:span text:style-name="T154">1</text:span></text:span></text:h>
        <text:h text:style-name="_5f_Paragraphe" text:outline-level="1"><text:span text:style-name="_5f_Caractères"><text:span text:style-name="T148">D </text:span></text:span><text:span text:style-name="_5f_Caractères"> =  (3</text:span><text:span text:style-name="_5f_Caractères"><text:span text:style-name="T125"> </text:span></text:span><text:span text:style-name="_5f_Caractères"><text:span text:style-name="T126">+</text:span></text:span><text:span text:style-name="_5f_Caractères"><text:span text:style-name="T127"> </text:span></text:span><text:span text:style-name="_5f_Caractères"><text:span text:style-name="T84">t</text:span></text:span><text:span text:style-name="_5f_Caractères">)(3</text:span><text:span text:style-name="_5f_Caractères"><text:span text:style-name="T125"> </text:span></text:span><text:span text:style-name="_5f_Caractères"><text:span text:style-name="T126">−</text:span></text:span><text:span text:style-name="_5f_Caractères"><text:span text:style-name="T127"> </text:span></text:span><text:span text:style-name="_5f_Caractères"><text:span text:style-name="T81">t</text:span></text:span><text:span text:style-name="_5f_Caractères">)</text:span></text:h>
        <text:h text:style-name="P28" text:outline-level="1"><text:span text:style-name="_5f_Caractères"><text:span text:style-name="T162">D</text:span></text:span><text:span text:style-name="_5f_Caractères"><text:span text:style-name="T154"> = (3</text:span></text:span><text:span text:style-name="_5f_Caractères"><text:span text:style-name="T159"> </text:span></text:span><text:span text:style-name="_5f_Caractères"><text:span text:style-name="T160">+</text:span></text:span><text:span text:style-name="_5f_Caractères"><text:span text:style-name="T161"> </text:span></text:span><text:span text:style-name="_5f_Caractères"><text:span text:style-name="T88">t</text:span></text:span><text:span text:style-name="_5f_Caractères"><text:span text:style-name="T154">)</text:span></text:span><text:span text:style-name="_5f_Caractères"><text:span text:style-name="T158"> </text:span></text:span><text:span text:style-name="_5f_Caractères"><text:span text:style-name="T136">×</text:span></text:span><text:span text:style-name="_5f_Caractères"><text:span text:style-name="T137"> </text:span></text:span><text:span text:style-name="_5f_Caractères"><text:span text:style-name="T154">(3</text:span></text:span><text:span text:style-name="_5f_Caractères"><text:span text:style-name="T159"> </text:span></text:span><text:span text:style-name="_5f_Caractères"><text:span text:style-name="T160">−</text:span></text:span><text:span text:style-name="_5f_Caractères"><text:span text:style-name="T161"> </text:span></text:span><text:span text:style-name="_5f_Caractères"><text:span text:style-name="T89">t</text:span></text:span><text:span text:style-name="_5f_Caractères"><text:span text:style-name="T154">)</text:span></text:span></text:h>
        <text:h text:style-name="_5f_Paragraphe" text:outline-level="1"><text:span text:style-name="_5f_Caractères"><text:span text:style-name="T148">E </text:span></text:span><text:span text:style-name="_5f_Caractères"> = </text:span><text:span text:style-name="_5f_Caractères"><text:span text:style-name="T82">t</text:span></text:span><text:span text:style-name="_5f_Caractères_5f_exposant">2</text:span><text:span text:style-name="_5f_Caractères"><text:span text:style-name="T125"> </text:span></text:span><text:span text:style-name="_5f_Caractères"><text:span text:style-name="T126">+</text:span></text:span><text:span text:style-name="_5f_Caractères"><text:span text:style-name="T125"> 5</text:span></text:span></text:h>
        <text:h text:style-name="P28" text:outline-level="1"><text:span text:style-name="_5f_Caractères"><text:span text:style-name="T162">E</text:span></text:span><text:span text:style-name="_5f_Caractères"><text:span text:style-name="T154">=</text:span></text:span><text:span text:style-name="_5f_Caractères"><text:span text:style-name="T158"> </text:span></text:span><text:span text:style-name="_5f_Caractères_5f_exposant"><text:span text:style-name="T101">t</text:span></text:span><text:span text:style-name="_5f_Caractères"><text:span text:style-name="T117"> </text:span></text:span><text:span text:style-name="_5f_Caractères"><text:span text:style-name="T120">×</text:span></text:span><text:span text:style-name="_5f_Caractères"><text:span text:style-name="T121"> </text:span></text:span><text:span text:style-name="_5f_Caractères_5f_exposant"><text:span text:style-name="T101">t</text:span></text:span><text:span text:style-name="_5f_Caractères"><text:span text:style-name="T159"> </text:span></text:span><text:span text:style-name="_5f_Caractères"><text:span text:style-name="T160">+</text:span></text:span><text:span text:style-name="_5f_Caractères"><text:span text:style-name="T159"> 5</text:span></text:span></text:h>
        <text:h text:style-name="P25" text:outline-level="1"><text:span text:style-name="_5f_Caractères"><text:span text:style-name="T148">F = </text:span></text:span><text:span text:style-name="_5f_Caractères">5</text:span><text:span text:style-name="_5f_Caractères"><text:span text:style-name="T82">t</text:span></text:span><text:span text:style-name="_5f_Caractères_5f_exposant">2</text:span><text:span text:style-name="_5f_Caractères"><text:span text:style-name="T103"> +</text:span></text:span><text:span text:style-name="_5f_Caractères"><text:span text:style-name="T106"> </text:span></text:span><text:span text:style-name="_5f_Caractères">9</text:span></text:h>
        <text:h text:style-name="P29" text:outline-level="1"><text:span text:style-name="_5f_Caractères"><text:span text:style-name="T158">= </text:span></text:span><text:span text:style-name="_5f_Caractères"><text:span text:style-name="T154">5</text:span></text:span><text:span text:style-name="_5f_Caractères"><text:span text:style-name="T117"> </text:span></text:span><text:span text:style-name="_5f_Caractères"><text:span text:style-name="T120">×</text:span></text:span><text:span text:style-name="_5f_Caractères"><text:span text:style-name="T121"> </text:span></text:span><text:span text:style-name="_5f_Caractères"><text:span text:style-name="T90">t</text:span></text:span><text:span text:style-name="_5f_Caractères"><text:span text:style-name="T117"> </text:span></text:span><text:span text:style-name="_5f_Caractères"><text:span text:style-name="T120">×</text:span></text:span><text:span text:style-name="_5f_Caractères"><text:span text:style-name="T121"> </text:span></text:span><text:span text:style-name="_5f_Caractères"><text:span text:style-name="T86">t</text:span></text:span><text:span text:style-name="_5f_Caractères_5f_exposant"><text:span text:style-name="T98"> </text:span></text:span><text:span text:style-name="_5f_Caractères"><text:span text:style-name="T113">+</text:span></text:span><text:span text:style-name="_5f_Caractères"><text:span text:style-name="T114"> </text:span></text:span><text:span text:style-name="_5f_Caractères"><text:span text:style-name="T154">9</text:span></text:span></text:h>
        <text:h text:style-name="P25" text:outline-level="1"><text:span text:style-name="_5f_Caractères"><text:span text:style-name="T148">G = </text:span></text:span><text:span text:style-name="_5f_Caractères">9</text:span><text:span text:style-name="_5f_Caractères"><text:span text:style-name="T82">t</text:span></text:span><text:span text:style-name="_5f_Caractères"><text:span text:style-name="T83"> </text:span></text:span><text:span text:style-name="_5f_Caractères">(8</text:span><text:span text:style-name="_5f_Caractères"><text:span text:style-name="T65"> +</text:span></text:span><text:span text:style-name="_5f_Caractères"><text:span text:style-name="T63"> </text:span></text:span><text:span text:style-name="_5f_Caractères">13</text:span><text:span text:style-name="_5f_Caractères"><text:span text:style-name="T82">t</text:span></text:span><text:span text:style-name="_5f_Caractères">)</text:span></text:h>
        <text:h text:style-name="P27" text:outline-level="1"><text:span text:style-name="_5f_Caractères"><text:span text:style-name="T162">G</text:span></text:span><text:span text:style-name="_5f_Caractères"><text:span text:style-name="T158">= </text:span></text:span><text:span text:style-name="_5f_Caractères"><text:span text:style-name="T154">9</text:span></text:span><text:span text:style-name="_5f_Caractères"><text:span text:style-name="T117"> </text:span></text:span><text:span text:style-name="_5f_Caractères"><text:span text:style-name="T120">×</text:span></text:span><text:span text:style-name="_5f_Caractères"><text:span text:style-name="T121"> </text:span></text:span><text:span text:style-name="_5f_Caractères"><text:span text:style-name="T86">t</text:span></text:span><text:span text:style-name="_5f_Caractères"><text:span text:style-name="T98"> </text:span></text:span><text:span text:style-name="_5f_Caractères"><text:span text:style-name="T122">×</text:span></text:span><text:span text:style-name="_5f_Caractères"><text:span text:style-name="T123"> </text:span></text:span><text:span text:style-name="_5f_Caractères"><text:span text:style-name="T154">(8</text:span></text:span><text:span text:style-name="_5f_Caractères"><text:span text:style-name="T75"> +</text:span></text:span><text:span text:style-name="_5f_Caractères"><text:span text:style-name="T78"> </text:span></text:span><text:span text:style-name="_5f_Caractères"><text:span text:style-name="T154">13</text:span></text:span><text:span text:style-name="_5f_Caractères"><text:span text:style-name="T117"> </text:span></text:span><text:span text:style-name="_5f_Caractères"><text:span text:style-name="T120">×</text:span></text:span><text:span text:style-name="_5f_Caractères"><text:span text:style-name="T121"> </text:span></text:span><text:span text:style-name="_5f_Caractères"><text:span text:style-name="T86">t</text:span></text:span><text:span text:style-name="_5f_Caractères"><text:span text:style-name="T154">)</text:span></text:span></text:h>
        <text:h text:style-name="P25" text:outline-level="1"><text:span text:style-name="_5f_Caractères"><text:span text:style-name="T148">H = </text:span></text:span><text:span text:style-name="_5f_Caractères">(</text:span><text:span text:style-name="_5f_Caractères"><text:span text:style-name="T83">t</text:span></text:span><text:span text:style-name="_5f_Caractères"><text:span text:style-name="T66"> +</text:span></text:span><text:span text:style-name="_5f_Caractères"><text:span text:style-name="T70"> </text:span></text:span><text:span text:style-name="_5f_Caractères">7)</text:span><text:span text:style-name="_5f_Caractères_5f_exposant">2</text:span></text:h>
        <text:h text:style-name="P27" text:outline-level="1"><text:span text:style-name="_5f_Caractères"><text:span text:style-name="T162">H</text:span></text:span><text:span text:style-name="_5f_Caractères"><text:span text:style-name="T158">= </text:span></text:span><text:span text:style-name="_5f_Caractères"><text:span text:style-name="T154">(</text:span></text:span><text:span text:style-name="_5f_Caractères"><text:span text:style-name="T87">t</text:span></text:span><text:span text:style-name="_5f_Caractères"><text:span text:style-name="T76"> +</text:span></text:span><text:span text:style-name="_5f_Caractères"><text:span text:style-name="T73"> </text:span></text:span><text:span text:style-name="_5f_Caractères"><text:span text:style-name="T154">7)</text:span></text:span><text:span text:style-name="_5f_Caractères"><text:span text:style-name="T117"> </text:span></text:span><text:span text:style-name="_5f_Caractères"><text:span text:style-name="T120">×</text:span></text:span><text:span text:style-name="_5f_Caractères"><text:span text:style-name="T121"> </text:span></text:span><text:span text:style-name="_5f_Caractères"><text:span text:style-name="T116">(</text:span></text:span><text:span text:style-name="_5f_Caractères"><text:span text:style-name="T99">t</text:span></text:span><text:span text:style-name="_5f_Caractères"><text:span text:style-name="T110"> +</text:span></text:span><text:span text:style-name="_5f_Caractères"><text:span text:style-name="T108"> </text:span></text:span><text:span text:style-name="_5f_Caractères"><text:span text:style-name="T116">7)</text:span></text:span></text:h>
      </text:section>
      <text:list text:continue-numbering="true" text:style-name="_5f_Numérotation_20_des_20_exercices">
        <text:list-item>
          <text:h text:style-name="P52" text:outline-level="1"><text:span text:style-name="_5f_Caractères_5f_gras"><text:s/></text:span><text:span text:style-name="_5f_Caractères">Traduis par une expression algébrique les phrases suivantes.</text:span></text:h>
          <text:list>
            <text:list-item>
              <text:p text:style-name="_5f_Paragraphe_5f_avec_5f_Num_5f_Question"><text:span text:style-name="_5f_Caractères">A est le carré de la somme du produit de 2 par </text:span><text:span text:style-name="_5f_Caractères"><text:span text:style-name="T141">x</text:span></text:span><text:span text:style-name="_5f_Caractères"> et de 3.</text:span></text:p>
            </text:list-item>
          </text:list>
        </text:list-item>
      </text:list>
      <text:h text:style-name="P28" text:outline-level="1"><text:span text:style-name="_5f_Caractères"><text:span text:style-name="T155">A =</text:span></text:span><text:span text:style-name="_5f_Caractères"><text:span text:style-name="T156"> (</text:span></text:span><text:span text:style-name="_5f_Caractères"><text:span text:style-name="T157">2</text:span></text:span><text:span text:style-name="_5f_Caractères"><text:span text:style-name="T143">x</text:span></text:span><text:span text:style-name="_5f_Caractères"><text:span text:style-name="T144"> </text:span></text:span><text:span text:style-name="_5f_Caractères"><text:span text:style-name="T76">+</text:span></text:span><text:span text:style-name="_5f_Caractères"><text:span text:style-name="T73"> </text:span></text:span><text:span text:style-name="_5f_Caractères"><text:span text:style-name="T74">3</text:span></text:span><text:span text:style-name="_5f_Caractères"><text:span text:style-name="T156">)</text:span></text:span><text:span text:style-name="_5f_Caractères_5f_exposant"><text:span text:style-name="T156">2</text:span></text:span></text:h>
      <text:list text:continue-numbering="true" text:style-name="_5f_Numérotation_20_des_20_exercices">
        <text:list-item>
          <text:list>
            <text:list-item>
              <text:p text:style-name="_5f_Paragraphe_5f_avec_5f_Num_5f_Question"><text:span text:style-name="_5f_Caractères"><text:span text:style-name="T32">B est la différence des carrés de la différence du double de </text:span></text:span><text:span text:style-name="_5f_Caractères"><text:span text:style-name="T39">x</text:span></text:span><text:span text:style-name="_5f_Caractères"><text:span text:style-name="T32"> et de 5 et de la somme de </text:span></text:span><text:span text:style-name="_5f_Caractères"><text:span text:style-name="T39">x</text:span></text:span><text:span text:style-name="_5f_Caractères"><text:span text:style-name="T32"> et de 3.</text:span></text:span></text:p>
            </text:list-item>
          </text:list>
        </text:list-item>
      </text:list>
      <text:h text:style-name="P28" text:outline-level="1"><text:span text:style-name="_5f_Caractères"><text:span text:style-name="T157">B</text:span></text:span><text:span text:style-name="_5f_Caractères"><text:span text:style-name="T155"> =</text:span></text:span><text:span text:style-name="_5f_Caractères"><text:span text:style-name="T156"> (</text:span></text:span><text:span text:style-name="_5f_Caractères"><text:span text:style-name="T42">2</text:span></text:span><text:span text:style-name="_5f_Caractères"><text:span text:style-name="T40">x</text:span></text:span><text:span text:style-name="_5f_Caractères"><text:span text:style-name="T41"> </text:span></text:span><text:span text:style-name="_5f_Caractères"><text:span text:style-name="T33">−</text:span></text:span><text:span text:style-name="_5f_Caractères"><text:span text:style-name="T34"> </text:span></text:span><text:span text:style-name="_5f_Caractères"><text:span text:style-name="T42">5</text:span></text:span><text:span text:style-name="_5f_Caractères"><text:span text:style-name="T156">)</text:span></text:span><text:span text:style-name="_5f_Caractères_5f_exposant"><text:span text:style-name="T156">2</text:span></text:span><text:span text:style-name="_5f_Caractères"><text:span text:style-name="T111"> − (</text:span></text:span><text:span text:style-name="_5f_Caractères"><text:span text:style-name="T53">x</text:span></text:span><text:span text:style-name="_5f_Caractères"><text:span text:style-name="T102"> </text:span></text:span><text:span text:style-name="_5f_Caractères"><text:span text:style-name="T111">+ </text:span></text:span><text:span text:style-name="_5f_Caractères"><text:span text:style-name="T112">3</text:span></text:span><text:span text:style-name="_5f_Caractères"><text:span text:style-name="T111">)</text:span></text:span><text:span text:style-name="_5f_Caractères_5f_exposant"><text:span text:style-name="T77">2</text:span></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pitch="variable" style:font-charset="x-symbol"/>
    <style:font-face style:name="Lucida Sans2" svg:font-family="'Lucida Sans'" style:font-family-generic="swiss" style:font-pitch="variable"/>
    <style:font-face style:name="Lucida Sans3" svg:font-family="'Lucida Sans'" style:font-family-generic="system" style:font-pitch="variable"/>
    <style:font-face style:name="Lucida Sans4" svg:font-family="'Lucida Sans'" style:font-family-generic="system" style:font-pitch="variable" style:font-charset="x-symbol"/>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OpenSymbol3" svg:font-family="OpenSymbol" style:font-adornments="Regular" style:font-pitch="variable" style:font-charset="x-symbol"/>
    <style:font-face style:name="OpenSymbol4" svg:font-family="OpenSymbol" style:font-adornments="Roman"/>
    <style:font-face style:name="SimSun" svg:font-family="SimSun" style:font-pitch="variable"/>
    <style:font-face style:name="SimSun1" svg:font-family="SimSun" style:font-pitch="variable" style:font-charset="x-symbol"/>
    <style:font-face style:name="SimSun2" svg:font-family="SimSun" style:font-family-generic="system" style:font-pitch="variable"/>
    <style:font-face style:name="SimSun3" svg:font-family="SimSun" style:font-family-generic="system" style:font-pitch="variable" style:font-charset="x-symbol"/>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pitch="variable" style:font-charset="x-symbol"/>
    <style:font-face style:name="Times New Roman1" svg:font-family="'Times New Roman'" style:font-family-generic="roman" style:font-pitch="variable"/>
    <style:font-face style:name="Times New Roman2" svg:font-family="'Times New Roman'" style:font-family-generic="roman" style:font-pitch="variable" style:font-charset="x-symbol"/>
    <style:font-face style:name="Times New Roman3" svg:font-family="'Times New Roman'" style:font-family-generic="swiss" style:font-pitch="variable"/>
    <style:font-face style:name="Times New Roman4" svg:font-family="'Times New Roman'" style:font-adornments="Regular" style:font-family-generic="roman"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2pt" fo:language="fr" fo:country="FR" style:letter-kerning="true" style:font-name-asian="SimSun2" style:font-size-asian="12pt" style:language-asian="zh" style:country-asian="CN" style:font-name-complex="Lucida 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2" style:font-size-asian="12pt" style:language-asian="zh" style:country-asian="CN" style:font-name-complex="Lucida Sans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grisées" style:display-name="_Paragraphe_Réponse_Elève_Fractions_grisées" style:family="paragraph" style:parent-style-name="_5f_Paragraphe_5f_Réponse_5f_Elève" style:list-style-name="">
      <style:paragraph-properties fo:margin-top="0.101cm" fo:margin-bottom="0.101cm" style:contextual-spacing="false" fo:line-height="15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4"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1"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4" number:min-decimal-places="0" number:decimal-replacement="" number:min-integer-digits="0" number:grouping="true"/>
    </number:number-style>
    <number:number-style style:name="N115">
      <number:number number:decimal-places="3" number:min-decimal-places="3" number:min-integer-digits="1"/>
    </number:number-style>
    <number:percentage-style style:name="N116">
      <number:number number:decimal-places="0" number:min-decimal-places="0"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3a36c9" officeooo:paragraph-rsid="003a36c9"/>
    </style:style>
    <style:style style:name="MP2" style:family="paragraph">
      <loext:graphic-properties draw:fill="solid" draw:fill-color="#d7e12c"/>
    </style:style>
    <style:style style:name="MP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3a36c9" officeooo:paragraph-rsid="003a36c9"/>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style:parent-style-name="_5f_Header_20_N_20_page_20_paire_20__28_G_29_">
      <style:text-properties officeooo:rsid="003a36c9" officeooo:paragraph-rsid="003a36c9"/>
    </style:style>
    <style:style style:name="MP19" style:family="paragraph" style:parent-style-name="Footer">
      <style:text-properties officeooo:rsid="003a36c9" officeooo:paragraph-rsid="003a36c9"/>
    </style:style>
    <style:style style:name="MP20" style:family="paragraph">
      <loext:graphic-properties draw:fill="solid" draw:fill-color="#9d0f89"/>
    </style:style>
    <style:style style:name="MP21" style:family="paragraph" style:parent-style-name="_5f_Header_20_D_20_page_20_paire_20__28_G_29_">
      <style:text-properties officeooo:paragraph-rsid="0053b3bd"/>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3"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5" style:family="paragraph" style:parent-style-name="_5f_Header_20_D_20_page_20_impaire_20__28_D_29_">
      <style:text-properties officeooo:rsid="0039dd65" officeooo:paragraph-rsid="0039dd65"/>
    </style:style>
    <style:style style:name="MP26" style:family="paragraph" style:parent-style-name="_5f_Header_20_D_20_page_20_paire_20__28_G_29_">
      <style:text-properties officeooo:rsid="005097e4" officeooo:paragraph-rsid="005097e4"/>
    </style:style>
    <style:style style:name="MP27" style:family="paragraph" style:parent-style-name="Standard">
      <style:paragraph-properties fo:margin-top="0.199cm" fo:margin-bottom="0cm" style:contextual-spacing="false"/>
      <style:text-properties officeooo:rsid="00178920" officeooo:paragraph-rsid="00178920"/>
    </style:style>
    <style:style style:name="MP28" style:family="paragraph" style:parent-style-name="Footer">
      <style:text-properties fo:text-transform="uppercase" fo:color="#808080" loext:opacity="100%" style:font-name="Bitstream Vera Sans6" fo:font-size="9pt" officeooo:rsid="0039dd65" officeooo:paragraph-rsid="0039dd65" fo:background-color="transparent"/>
    </style:style>
    <style:style style:name="MP2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30" style:family="paragraph" style:parent-style-name="_5f_Header_20_M_20_page_20_impaire_20__28_D_29_">
      <style:text-properties officeooo:paragraph-rsid="02af0d27"/>
    </style:style>
    <style:style style:name="MP31" style:family="paragraph">
      <loext:graphic-properties draw:fill="solid" draw:fill-color="#7fb241"/>
    </style:style>
    <style:style style:name="MP32" style:family="paragraph" style:parent-style-name="_5f_Header_20_M_20_page_20_paire_20__28_G_29_">
      <style:text-properties officeooo:paragraph-rsid="02af0d27"/>
    </style:style>
    <style:style style:name="MP3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5" style:family="paragraph" style:parent-style-name="_5f_Header_20_M_20_page_20_impaire_20__28_D_29_">
      <style:text-properties officeooo:paragraph-rsid="02ae83b8"/>
    </style:style>
    <style:style style:name="MP3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7" style:family="paragraph" style:parent-style-name="Footer">
      <style:text-properties officeooo:paragraph-rsid="008d016c"/>
    </style:style>
    <style:style style:name="MP38" style:family="paragraph" style:parent-style-name="Footer">
      <style:text-properties officeooo:paragraph-rsid="02ae83b8"/>
    </style:style>
    <style:style style:name="MP39" style:family="paragraph">
      <loext:graphic-properties draw:fill="solid" draw:fill-color="#d62e4e"/>
    </style:style>
    <style:style style:name="MP40"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41"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font-variant="small-caps" fo:color="#d7e12c" loext:opacity="100%" style:font-name="Bitstream Vera Sans1" fo:font-size="16pt" fo:font-style="normal" fo:text-shadow="none" fo:font-weight="bold" style:font-size-asian="16pt" style:font-style-asian="normal" style:font-size-complex="16pt" style:font-style-complex="normal"/>
    </style:style>
    <style:style style:name="MT12" style:family="text">
      <style:text-properties fo:font-variant="small-caps" fo:color="#d7e12c" loext:opacity="100%" style:font-name="Bitstream Vera Sans1" fo:font-size="16pt" fo:font-style="normal" fo:text-shadow="none" fo:font-weight="bold" officeooo:rsid="003a36c9" style:font-size-asian="16pt" style:font-style-asian="normal" style:font-size-complex="16pt" style:font-style-complex="normal"/>
    </style:style>
    <style:style style:name="MT13" style:family="text">
      <style:text-properties fo:text-transform="uppercase" fo:color="#808080" loext:opacity="100%" style:font-name="Bitstream Vera Sans6" fo:font-size="9pt" officeooo:rsid="003a36c9" fo:background-color="transparent" loext:char-shading-value="0"/>
    </style:style>
    <style:style style:name="MT14" style:family="text">
      <style:text-properties fo:text-transform="uppercase" fo:color="#808080" loext:opacity="100%" style:font-name="Bitstream Vera Sans6" fo:font-size="9pt" officeooo:rsid="015f088a" fo:background-color="transparent" loext:char-shading-value="0"/>
    </style:style>
    <style:style style:name="MT15" style:family="text">
      <style:text-properties fo:text-transform="uppercase" fo:color="#808080" loext:opacity="100%" style:font-name="Bitstream Vera Sans6" fo:font-size="9pt" fo:background-color="transparent" loext:char-shading-value="0"/>
    </style:style>
    <style:style style:name="MT16" style:family="text">
      <style:text-properties officeooo:rsid="010c4d3a"/>
    </style:style>
    <style:style style:name="MT17"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8"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9" style:family="text">
      <style:text-properties fo:font-size="16pt" officeooo:rsid="0053b3bd" style:font-size-asian="16pt" style:font-size-complex="16pt"/>
    </style:style>
    <style:style style:name="MT20" style:family="text">
      <style:text-properties fo:text-transform="uppercase" fo:color="#808080" loext:opacity="100%" style:font-name="Bitstream Vera Sans6" fo:font-size="9pt" officeooo:rsid="010c4d3a" fo:background-color="transparent" loext:char-shading-value="0"/>
    </style:style>
    <style:style style:name="MT21" style:family="text">
      <style:text-properties fo:text-transform="uppercase" fo:color="#808080" loext:opacity="100%" style:font-name="Bitstream Vera Sans6" fo:font-size="9pt" officeooo:rsid="010d212a" fo:background-color="transparent" loext:char-shading-value="0"/>
    </style:style>
    <style:style style:name="MT22" style:family="text">
      <style:text-properties fo:text-transform="uppercase" fo:color="#808080" loext:opacity="100%" style:font-name="Bitstream Vera Sans6" fo:font-size="9pt" officeooo:rsid="015c53e1" fo:background-color="transparent" loext:char-shading-value="0"/>
    </style:style>
    <style:style style:name="MT23" style:family="text">
      <style:text-properties officeooo:rsid="00545a20"/>
    </style:style>
    <style:style style:name="MT24" style:family="text">
      <style:text-properties fo:font-variant="small-caps" fo:color="#7fb241" loext:opacity="100%" style:font-name="Bitstream Vera Sans6" fo:font-size="16pt" fo:font-weight="bold" officeooo:rsid="02768590"/>
    </style:style>
    <style:style style:name="MT25" style:family="text">
      <style:text-properties fo:font-variant="small-caps" fo:color="#7fb241" loext:opacity="100%" style:font-name="Bitstream Vera Sans6" fo:font-size="16pt" fo:font-weight="bold" officeooo:rsid="0021cde5"/>
    </style:style>
    <style:style style:name="MT26" style:family="text">
      <style:text-properties fo:text-transform="uppercase" fo:color="#808080" loext:opacity="100%" style:font-name="Bitstream Vera Sans6" fo:font-size="9pt" officeooo:rsid="02af0d27" fo:background-color="transparent" loext:char-shading-value="0"/>
    </style:style>
    <style:style style:name="MT27" style:family="text">
      <style:text-properties officeooo:rsid="015f088a"/>
    </style:style>
    <style:style style:name="MT28" style:family="text">
      <style:text-properties officeooo:rsid="0021cde5"/>
    </style:style>
    <style:style style:name="MT29" style:family="text">
      <style:text-properties fo:text-transform="uppercase" fo:color="#808080" loext:opacity="100%" style:font-name="Bitstream Vera Sans6" fo:font-size="9pt" officeooo:rsid="02768590" fo:background-color="transparent" loext:char-shading-value="0"/>
    </style:style>
    <style:style style:name="MT30" style:family="text">
      <style:text-properties fo:text-transform="uppercase" fo:color="#808080" loext:opacity="100%" style:font-name="Bitstream Vera Sans6" fo:font-size="9pt" officeooo:rsid="008d016c" fo:background-color="transparent" loext:char-shading-value="0"/>
    </style:style>
    <style:style style:name="MT31" style:family="text">
      <style:text-properties fo:text-transform="uppercase" fo:color="#808080" loext:opacity="100%" style:font-name="Bitstream Vera Sans6" fo:font-size="9pt" officeooo:rsid="0021cde5" fo:background-color="transparent" loext:char-shading-value="0"/>
    </style:style>
    <style:style style:name="MT32"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path text:anchor-type="paragraph" draw:z-index="55" draw:name="Shape1_11" draw:style-name="Mgr1" draw:text-style-name="MP2" svg:width="4.329cm" svg:height="2.24cm" svg:x="-1.499cm" svg:y="-1cm" svg:viewBox="0 0 4330 2241" svg:d="M0 2241l3984-288c209-15 363-168 345-342l-170-1611h-4159z"><text:p/></draw:path><draw:g text:anchor-type="paragraph" draw:z-index="23" draw:name="Shape4_5" draw:style-name="Mgr2"><draw:path draw:style-name="Mgr3" draw:text-style-name="MP3" svg:width="0.855cm" svg:height="1.172cm" svg:x="18.459cm" svg:y="27.525cm" svg:viewBox="0 0 856 1173" svg:d="M856 1173h-856v-991c0-100 79-182 175-182h505c97 0 176 82 176 182z"><text:p/></draw:path></draw:g><draw:frame text:anchor-type="paragraph" draw:z-index="56" draw:name="Shape8_4"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57" draw:name="Shape3_9" draw:style-name="Mgr5" draw:text-style-name="MP4" svg:x1="16.023cm" svg:y1="0.36cm" svg:x2="20.496cm" svg:y2="0.36cm"><text:p/></draw:line>Maîtriser le vocabulaire de calcul</text:p>
      </style:header>
      <style:header-left>
        <text:p text:style-name="MP6"><draw:path text:anchor-type="paragraph" draw:z-index="58" draw:name="Shape1_ 1" draw:style-name="Mgr1" draw:text-style-name="MP2" svg:width="4.329cm" svg:height="2.24cm" svg:x="-1.499cm" svg:y="-1cm" svg:viewBox="0 0 4330 2241" svg:d="M0 2241l3984-288c209-15 363-168 345-342l-170-1611h-4159z"><text:p/></draw:path><draw:g text:anchor-type="paragraph" draw:z-index="24" draw:name="Shape4_ 3" draw:style-name="Mgr2"><draw:path draw:style-name="Mgr3" draw:text-style-name="MP3" svg:width="0.855cm" svg:height="1.172cm" svg:x="-0.272cm" svg:y="27.525cm" svg:viewBox="0 0 856 1173" svg:d="M856 1173h-856v-991c0-100 79-182 175-182h505c97 0 176 82 176 182z"><text:p/></draw:path></draw:g><draw:frame text:anchor-type="paragraph" draw:z-index="59"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60"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64"><draw:text-box fo:min-height="0.499cm" fo:min-width="3.769cm"><text:h text:style-name="MP7" text:outline-level="1">fonctions : initiation</text:h></draw:text-box></draw:frame><text:s text:c="2"/><text:span text:style-name="_5f_Caractères_5f_gras_5f_Blanc"><text:page-number text:select-page="current">1</text:page-number></text:span></text:h>
      </style:footer>
      <style:footer-left>
        <text:h text:style-name="_5f_Footer_20_page_20_paire_20__28_G_29_" text:outline-level="1"><draw:frame draw:style-name="Mfr1" draw:name="Frame42" text:anchor-type="paragraph" svg:x="1.178cm" svg:y="-0.012cm" draw:z-index="61"><draw:text-box fo:min-height="0.7cm" fo:min-width="5.073cm"><text:h text:style-name="MP8" text:outline-level="1">Additions et soustractions</text:h></draw:text-box></draw:frame><text:span text:style-name="_5f_Caractères_5f_gras_5f_Blanc"><text:page-number text:select-page="current">2</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49" draw:name="Shape3_6" draw:style-name="Mgr6" draw:text-style-name="MP4" svg:x1="15.12cm" svg:y1="0.36cm" svg:x2="20.496cm" svg:y2="0.36cm"><text:p/></draw:line><draw:frame text:anchor-type="paragraph" draw:z-index="50"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1"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52" draw:name="Shape1_18" draw:style-name="Mgr7" draw:text-style-name="MP10" svg:width="4.329cm" svg:height="2.24cm" svg:x="-1.499cm" svg:y="-1cm" svg:viewBox="0 0 4330 2241" svg:d="M0 2241l3984-288c209-15 363-168 345-342l-170-1611h-4159z"><text:p/></draw:path><draw:frame text:anchor-type="paragraph" draw:z-index="53"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54"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2"><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2"><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43" draw:name="Shape1_8" draw:style-name="Mgr7" draw:text-style-name="MP10" svg:width="4.329cm" svg:height="2.24cm" svg:x="-1.499cm" svg:y="-1cm" svg:viewBox="0 0 4330 2241" svg:d="M0 2241l3984-288c209-15 363-168 345-342l-170-1611h-4159z"><text:p/></draw:path><draw:line text:anchor-type="paragraph" draw:z-index="44" draw:name="Shape3_7" draw:style-name="Mgr6" draw:text-style-name="MP4" svg:x1="15.423cm" svg:y1="0.36cm" svg:x2="20.496cm" svg:y2="0.36cm"><text:p/></draw:line><draw:frame text:anchor-type="paragraph" draw:z-index="45"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46" draw:name="Shape1_1" draw:style-name="Mgr7" draw:text-style-name="MP10" svg:width="4.329cm" svg:height="2.24cm" svg:x="-1.499cm" svg:y="-1cm" svg:viewBox="0 0 4330 2241" svg:d="M0 2241l3984-288c209-15 363-168 345-342l-170-1611h-4159z"><text:p/></draw:path><draw:frame text:anchor-type="paragraph" draw:z-index="47"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48"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MP18"><draw:frame text:anchor-type="paragraph" draw:z-index="39" draw:name="Shape8_0"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63" draw:name="Shape1_10" draw:style-name="Mgr1" draw:text-style-name="MP2" svg:width="4.329cm" svg:height="2.24cm" svg:x="-1.499cm" svg:y="-1cm" svg:viewBox="0 0 4330 2241" svg:d="M0 2241l3984-288c209-15 363-168 345-342l-170-1611h-4159z"><text:p/></draw:path><draw:line text:anchor-type="paragraph" draw:z-index="40" draw:name="Shape3_8" draw:style-name="Mgr5" draw:text-style-name="MP4" svg:x1="14.76cm" svg:y1="0.36cm" svg:x2="20.496cm" svg:y2="0.36cm"><text:p/></draw:line><text:span text:style-name="MT10">M</text:span><text:span text:style-name="MT11">aîtriser le vocabulaire de calcul</text:span></text:p>
      </style:header>
      <style:header-left>
        <text:p text:style-name="_5f_Header_20_N_20_page_20_impaire_20__28_D_29_"><draw:line text:anchor-type="paragraph" draw:z-index="41" draw:name="Shape3_3" draw:style-name="Mgr5" draw:text-style-name="MP4" svg:x1="14.728cm" svg:y1="0.36cm" svg:x2="20.496cm" svg:y2="0.36cm"><text:p/></draw:line><draw:frame text:anchor-type="paragraph" draw:z-index="42" draw:name="Shape8_3"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62" draw:name="Shape1_13" draw:style-name="Mgr1" draw:text-style-name="MP2" svg:width="4.329cm" svg:height="2.24cm" svg:x="-1.499cm" svg:y="-1cm" svg:viewBox="0 0 4330 2241" svg:d="M0 2241l3984-288c209-15 363-168 345-342l-170-1611h-4159z"><text:p/></draw:path><text:s/><text:span text:style-name="MT12">Maîtriser le vocabulaire de calcul</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3">Fonctions : Initiation</text:span><text:span text:style-name="MT6"> </text:span></text:h></draw:text-box></draw:frame><draw:g text:anchor-type="paragraph" draw:z-index="17" draw:name="Shape4_4" draw:style-name="Mgr9"><draw:path draw:style-name="Mgr3" draw:text-style-name="MP3"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9"><text:span text:style-name="MT14">f</text:span><text:span text:style-name="MT15">onctions : initiation</text:span></text:p></draw:text-box></draw:frame><draw:g text:anchor-type="paragraph" draw:z-index="18" draw:name="Shape4_110" draw:style-name="Mgr9"><draw:path draw:style-name="Mgr3" draw:text-style-name="MP3"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33" draw:name="Shape3_1" draw:style-name="Mgr10" draw:text-style-name="MP4" svg:x1="13.831cm" svg:y1="0.355cm" svg:x2="20.497cm" svg:y2="0.36cm"><text:p/></draw:line><draw:frame text:anchor-type="paragraph" draw:z-index="34"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5" draw:name="Shape1_2" draw:style-name="Mgr11" draw:text-style-name="MP20" svg:width="4.329cm" svg:height="2.24cm" svg:x="-1.499cm" svg:y="-1cm" svg:viewBox="0 0 4330 2241" svg:d="M0 2241l3984-288c209-15 363-168 345-342l-170-1611h-4159z"><text:p/></draw:path><text:s/><text:span text:style-name="MT16">Utilis</text:span><text:span text:style-name="MT17">er des</text:span><text:span text:style-name="MT16"> données </text:span>: <text:span text:style-name="MT18">Représenter</text:span> </text:p>
      </style:header>
      <style:header-left>
        <text:p text:style-name="MP21"><draw:line text:anchor-type="paragraph" draw:z-index="36" draw:name="Shape3_ 2" draw:style-name="Mgr10" draw:text-style-name="MP4" svg:x1="16.704cm" svg:y1="0.36cm" svg:x2="20.496cm" svg:y2="0.36cm"><text:p/></draw:line><draw:path text:anchor-type="paragraph" draw:z-index="37" draw:name="Shape1_4" draw:style-name="Mgr11" draw:text-style-name="MP20" svg:width="4.329cm" svg:height="2.24cm" svg:x="-1.499cm" svg:y="-1cm" svg:viewBox="0 0 4330 2241" svg:d="M0 2241l3984-288c209-15 363-168 345-342l-170-1611h-4159z"><text:p/></draw:path><draw:frame text:anchor-type="paragraph" draw:z-index="38"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9">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20">Utilis</text:span><text:span text:style-name="MT21">er</text:span><text:span text:style-name="MT20"> de</text:span><text:span text:style-name="MT21">s</text:span><text:span text:style-name="MT20"> données</text:span><text:span text:style-name="MT6"> : </text:span><text:span text:style-name="MT22">représenter</text:span><text:span text:style-name="MT6"> </text:span></text:p></draw:text-box></draw:frame><draw:g text:anchor-type="paragraph" draw:z-index="15" draw:name="Shape4_7" draw:style-name="Mgr9"><draw:path draw:style-name="Mgr12" draw:text-style-name="MP22"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3"><text:span text:style-name="MT4">Fonctions : appliquer, </text:span><text:span text:style-name="MT23">créer</text:span><text:span text:style-name="MT4"> un programme</text:span></text:p></draw:text-box></draw:frame><draw:g text:anchor-type="paragraph" draw:z-index="16" draw:name="Shape4_91" draw:style-name="Mgr9"><draw:path draw:style-name="Mgr12" draw:text-style-name="MP24"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5"><draw:path text:anchor-type="paragraph" draw:z-index="27" draw:name="Shape1_5" draw:style-name="Mgr11" draw:text-style-name="MP20" svg:width="4.329cm" svg:height="2.24cm" svg:x="-1.499cm" svg:y="-1cm" svg:viewBox="0 0 4330 2241" svg:d="M0 2241l3984-288c209-15 363-168 345-342l-170-1611h-4159z"><text:p/></draw:path><draw:line text:anchor-type="paragraph" draw:z-index="26" draw:name="Shape3_ 1" draw:style-name="Mgr10" draw:text-style-name="MP4" svg:x1="16.704cm" svg:y1="0.36cm" svg:x2="20.496cm" svg:y2="0.36cm"><text:p/></draw:line><draw:frame text:anchor-type="paragraph" draw:z-index="28" draw:name="Shape8_6" draw:style-name="Mgr4" draw:text-style-name="MP5" svg:width="2.703cm" svg:height="0.715cm" draw:transform="rotate (0.0872664625997165) translate (-0.172861111111111cm 0.218722222222222cm)"><draw:text-box><text:p text:style-name="MP4"><text:span text:style-name="MT1">Série 1</text:span></text:p></draw:text-box></draw:frame><draw:polyline text:anchor-type="paragraph" draw:z-index="29" draw:name="Shape3_5" draw:style-name="Mgr10" draw:text-style-name="MP4" svg:width="2147483.646cm" svg:height="2147483.646cm" draw:transform="skewX (1.08420217346698E-019) rotate (-0.000872664625997355) translate (9652019767.38077cm -11060397130063.8cm)" svg:viewBox="0 0 2147483647 2147483647" draw:points="21505,2147483614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Maîtriser le vocabulaire du calcul</text:p>
      </style:header>
      <style:header-left>
        <text:p text:style-name="MP26"><draw:line text:anchor-type="paragraph" draw:z-index="30" draw:name="Shape3_4" draw:style-name="Mgr10" draw:text-style-name="MP4" svg:x1="14.425cm" svg:y1="0.36cm" svg:x2="20.496cm" svg:y2="0.36cm"><text:p/></draw:line><draw:path text:anchor-type="paragraph" draw:z-index="31" draw:name="Shape1_6" draw:style-name="Mgr11" draw:text-style-name="MP20" svg:width="4.329cm" svg:height="2.24cm" svg:x="-1.499cm" svg:y="-1cm" svg:viewBox="0 0 4330 2241" svg:d="M0 2241l3984-288c209-15 363-168 345-342l-170-1611h-4159z"><text:p/></draw:path><draw:frame text:anchor-type="paragraph" draw:z-index="32"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7"><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8">Maîtriser le vocabulaire du calcul</text:p></draw:text-box></draw:frame><draw:g text:anchor-type="paragraph" draw:z-index="12" draw:name="Shape4_ 2" draw:style-name="Mgr9"><draw:path draw:style-name="Mgr12" draw:text-style-name="MP22"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2"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9">Fonctions : appliquer un programme de calcul</text:p></draw:text-box></draw:frame><draw:g text:anchor-type="paragraph" draw:z-index="14" draw:name="Shape4_3" draw:style-name="Mgr9"><draw:path draw:style-name="Mgr12" draw:text-style-name="MP22"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30"><draw:line text:anchor-type="paragraph" draw:z-index="81" draw:name="Shape3_16" draw:style-name="Mgr13" draw:text-style-name="MP4" svg:x1="12.52cm" svg:y1="0.36cm" svg:x2="20.496cm" svg:y2="0.36cm"><text:p/></draw:line><draw:path text:anchor-type="paragraph" draw:z-index="82" draw:name="Shape1_19" draw:style-name="Mgr14" draw:text-style-name="MP31" svg:width="4.329cm" svg:height="2.24cm" svg:x="-1.499cm" svg:y="-1cm" svg:viewBox="0 0 4330 2241" svg:d="M0 2241l3984-288c209-15 363-168 345-342l-170-1611h-4159z"><text:p/></draw:path><draw:line text:anchor-type="paragraph" draw:z-index="83" draw:name="Shape3_19" draw:style-name="Mgr13" draw:text-style-name="MP4" svg:x1="12.52cm" svg:y1="0.36cm" svg:x2="20.496cm" svg:y2="0.36cm"><text:p/></draw:line><draw:line text:anchor-type="paragraph" draw:z-index="84" draw:name="Shape3_20" draw:style-name="Mgr13" draw:text-style-name="MP4" svg:x1="12.52cm" svg:y1="0.36cm" svg:x2="20.496cm" svg:y2="0.36cm"><text:p/></draw:line><draw:frame text:anchor-type="paragraph" draw:z-index="85"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99" draw:name="Shape1_15" draw:style-name="Mgr14" draw:text-style-name="MP31" svg:width="4.329cm" svg:height="2.24cm" svg:x="-1.499cm" svg:y="-1cm" svg:viewBox="0 0 4330 2241" svg:d="M0 2241l3984-288c209-15 363-168 345-342l-170-1611h-4159z"><text:p/></draw:path><draw:frame text:anchor-type="paragraph" draw:z-index="100"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4">Conversions d’unités</text:span> : <text:span text:style-name="MT24">Vitesse</text:span></text:p>
      </style:header>
      <style:header-left>
        <text:p text:style-name="MP32"><draw:line text:anchor-type="paragraph" draw:z-index="101" draw:name="Shape3_15" draw:style-name="Mgr13" draw:text-style-name="MP4" svg:x1="12.52cm" svg:y1="0.36cm" svg:x2="20.496cm" svg:y2="0.36cm"><text:p/></draw:line><draw:path text:anchor-type="paragraph" draw:z-index="102" draw:name="Shape1_17" draw:style-name="Mgr14" draw:text-style-name="MP31" svg:width="4.329cm" svg:height="2.24cm" svg:x="-1.499cm" svg:y="-1cm" svg:viewBox="0 0 4330 2241" svg:d="M0 2241l3984-288c209-15 363-168 345-342l-170-1611h-4159z"><text:p/></draw:path><draw:line text:anchor-type="paragraph" draw:z-index="103" draw:name="Shape3_17" draw:style-name="Mgr13" draw:text-style-name="MP4" svg:x1="12.52cm" svg:y1="0.36cm" svg:x2="20.496cm" svg:y2="0.36cm"><text:p/></draw:line><draw:line text:anchor-type="paragraph" draw:z-index="104" draw:name="Shape3_18" draw:style-name="Mgr13" draw:text-style-name="MP4" svg:x1="12.52cm" svg:y1="0.36cm" svg:x2="20.496cm" svg:y2="0.36cm"><text:p/></draw:line><draw:frame text:anchor-type="paragraph" draw:z-index="105"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106" draw:name="Shape1_16" draw:style-name="Mgr14" draw:text-style-name="MP31" svg:width="4.329cm" svg:height="2.24cm" svg:x="-1.499cm" svg:y="-1cm" svg:viewBox="0 0 4330 2241" svg:d="M0 2241l3984-288c209-15 363-168 345-342l-170-1611h-4159z"><text:p/></draw:path><draw:frame text:anchor-type="paragraph" draw:z-index="25"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4">Conversions d’unités</text:span> : <text:span text:style-name="MT25">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6">Conversion d’unité : vitesse</text:span><text:span text:style-name="MT6"> </text:span></text:p></draw:text-box></draw:frame><draw:g text:anchor-type="paragraph" draw:z-index="10" draw:name="Shape4_93" draw:style-name="Mgr9"><draw:path draw:style-name="Mgr15" draw:text-style-name="MP33"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4"><text:span text:style-name="MT27">C</text:span>ONVERSION D’unité : <text:span text:style-name="MT28">DUREE</text:span></text:p></draw:text-box></draw:frame><draw:g text:anchor-type="paragraph" draw:z-index="11" draw:name="Shape4_102" draw:style-name="Mgr9"><draw:path draw:style-name="Mgr15" draw:text-style-name="MP33"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73" draw:name="Shape1_12" draw:style-name="Mgr14" draw:text-style-name="MP31" svg:width="4.329cm" svg:height="2.24cm" svg:x="-1.499cm" svg:y="-1cm" svg:viewBox="0 0 4330 2241" svg:d="M0 2241l3984-288c209-15 363-168 345-342l-170-1611h-4159z"><text:p/></draw:path><draw:line text:anchor-type="paragraph" draw:z-index="74" draw:name="Shape3_10" draw:style-name="Mgr13" draw:text-style-name="MP4" svg:x1="12.52cm" svg:y1="0.36cm" svg:x2="20.496cm" svg:y2="0.36cm"><text:p/></draw:line><draw:line text:anchor-type="paragraph" draw:z-index="75" draw:name="Shape3_12" draw:style-name="Mgr13" draw:text-style-name="MP4" svg:x1="12.52cm" svg:y1="0.36cm" svg:x2="20.496cm" svg:y2="0.36cm"><text:p/></draw:line><draw:frame text:anchor-type="paragraph" draw:z-index="76"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4">Conversions d’unités</text:span> : <text:span text:style-name="MT25">Durée</text:span></text:p>
      </style:header>
      <style:header-left>
        <text:p text:style-name="MP35"><draw:line text:anchor-type="paragraph" draw:z-index="77" draw:name="Shape3_14" draw:style-name="Mgr13" draw:text-style-name="MP4" svg:x1="12.52cm" svg:y1="0.36cm" svg:x2="20.496cm" svg:y2="0.36cm"><text:p/></draw:line><draw:path text:anchor-type="paragraph" draw:z-index="78" draw:name="Shape1_14" draw:style-name="Mgr14" draw:text-style-name="MP31" svg:width="4.329cm" svg:height="2.24cm" svg:x="-1.499cm" svg:y="-1cm" svg:viewBox="0 0 4330 2241" svg:d="M0 2241l3984-288c209-15 363-168 345-342l-170-1611h-4159z"><text:p/></draw:path><draw:line text:anchor-type="paragraph" draw:z-index="79" draw:name="Shape3_13" draw:style-name="Mgr13" draw:text-style-name="MP4" svg:x1="12.52cm" svg:y1="0.36cm" svg:x2="20.496cm" svg:y2="0.36cm"><text:p/></draw:line><draw:frame text:anchor-type="paragraph" draw:z-index="80"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4">Conversions d’unités</text:span> : <text:span text:style-name="MT24">Vitesse</text:span></text:p>
      </style:header-left>
      <style:footer>
        <text:p text:style-name="MP36"><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3"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7"><text:span text:style-name="MT29">Conversions d’unités</text:span><text:span text:style-name="MT30"> : </text:span><text:span text:style-name="MT31">DUREE</text:span></text:p></draw:text-box></draw:frame></text:p>
      </style:footer>
      <style:footer-left>
        <text:p text:style-name="MP36"><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8"><text:span text:style-name="MT29">Conversions d’unités</text:span><text:span text:style-name="MT30"> : </text:span><text:span text:style-name="MT29">Vitesse</text:span></text:p></draw:text-box></draw:frame><draw:g text:anchor-type="paragraph" draw:z-index="9" draw:name="Shape4_122" draw:style-name="Mgr9"><draw:path draw:style-name="Mgr15" draw:text-style-name="MP33"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69"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9" svg:width="4.329cm" svg:height="2.24cm" svg:x="-1.499cm" svg:y="-1cm" svg:viewBox="0 0 4330 2241" svg:d="M0 2241l3984-288c209-15 363-168 345-342l-170-1611h-4159z"><text:p/></draw:path><draw:line text:anchor-type="char" draw:z-index="70"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71"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9" svg:width="4.329cm" svg:height="2.24cm" svg:x="-1.499cm" svg:y="-0.991cm" svg:viewBox="0 0 4330 2241" svg:d="M0 2241l3984-288c209-15 363-168 345-342l-170-1611h-4159z"><text:p/></draw:path><draw:line text:anchor-type="char" draw:z-index="72"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40"><text:span text:style-name="MT32">R</text:span>ésoudre des problèmes</text:p></draw:text-box></draw:frame><draw:g text:anchor-type="paragraph" draw:z-index="5" draw:name="Shape4_ 1" draw:style-name="Mgr9"><draw:path draw:style-name="Mgr18" draw:text-style-name="MP41"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2">Résoudre des problèmes</text:p></draw:text-box></draw:frame><draw:g text:anchor-type="paragraph" draw:z-index="7" draw:name="Shape4_264" draw:style-name="Mgr9"><draw:path draw:style-name="Mgr18" draw:text-style-name="MP41"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66"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9" svg:width="4.329cm" svg:height="2.24cm" svg:x="-1.499cm" svg:y="-1cm" svg:viewBox="0 0 4330 2241" svg:d="M0 2241l3984-288c209-15 363-168 345-342l-170-1611h-4159z"><text:p/></draw:path><draw:line text:anchor-type="char" draw:z-index="65"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68"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9" svg:width="4.329cm" svg:height="2.24cm" svg:x="-1.499cm" svg:y="-0.991cm" svg:viewBox="0 0 4330 2241" svg:d="M0 2241l3984-288c209-15 363-168 345-342l-170-1611h-4159z"><text:p/></draw:path><draw:line text:anchor-type="char" draw:z-index="67"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41" svg:width="0.855cm" svg:height="1.172cm" svg:x="-0.03cm" svg:y="-0.194cm" svg:viewBox="0 0 856 1173" svg:d="M856 1173h-856v-991c0-100 79-182 175-182h505c97 0 176 82 176 182z"><text:p/></draw:path></draw:g><text:page-number text:select-page="current">0</text:page-number></text:p></draw:text-box></draw:frame><text:p text:style-name="MP40"><text:span text:style-name="MT32">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2">Résoudre des problèmes</text:p></draw:text-box></draw:frame><draw:g text:anchor-type="paragraph" draw:z-index="3" draw:name="Shape4_10" draw:style-name="Mgr9"><draw:path draw:style-name="Mgr18" draw:text-style-name="MP41"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dc:date>2024-07-12T10:07:49.387000000</dc:date>
    <meta:editing-duration>PT5H39M31S</meta:editing-duration>
    <meta:editing-cycles>46</meta:editing-cycles>
    <meta:print-date>2024-06-19T08:11:06.494516543</meta:print-date>
    <meta:printed-by>PDF files</meta:printed-by>
    <meta:document-statistic meta:table-count="1" meta:image-count="0" meta:object-count="3" meta:page-count="2" meta:paragraph-count="147" meta:word-count="841" meta:character-count="3659" meta:non-whitespace-character-count="2929"/>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frac>
      <mstyle mathsize="13pt">
        <mi>x</mi>
      </mstyle>
      <mn>3</mn>
    </mfrac>
    <annotation encoding="StarMath 5.0">{size 13 x} over {3} </annotation>
  </semantics>
</math>
</file>

<file path=Object 2/content.xml><?xml version="1.0" encoding="utf-8"?>
<math xmlns="http://www.w3.org/1998/Math/MathML" display="block">
  <semantics>
    <mfrac>
      <mrow>
        <mn>16</mn>
        <mrow>
          <mspace width="0.5em"/>
          <mo stretchy="false">−</mo>
          <mspace width="0.5em"/>
        </mrow>
        <mstyle mathsize="13pt">
          <mi>x</mi>
        </mstyle>
      </mrow>
      <mn>3</mn>
    </mfrac>
    <annotation encoding="StarMath 5.0">{16 `-` size 13 x} over {3} </annotation>
  </semantics>
</math>
</file>

<file path=Object 3/content.xml><?xml version="1.0" encoding="utf-8"?>
<math xmlns="http://www.w3.org/1998/Math/MathML" display="block">
  <semantics>
    <mrow>
      <mfrac>
        <mrow>
          <mi>z</mi>
          <mspace width="0.5em"/>
          <mstyle mathsize="12pt">
            <mtext>+</mtext>
          </mstyle>
          <mspace width="0.5em"/>
          <mn>5</mn>
        </mrow>
        <mn>2</mn>
      </mfrac>
      <mrow>
        <mspace width="0.5em"/>
        <mo stretchy="false">=</mo>
        <mspace width="0.5em"/>
      </mrow>
      <mrow>
        <mo fence="true" form="prefix" stretchy="false">(</mo>
        <mrow>
          <mrow>
            <mi>z</mi>
            <mspace width="0.5em"/>
            <mstyle mathsize="12pt">
              <mtext>+</mtext>
            </mstyle>
            <mspace width="0.5em"/>
            <mn>5</mn>
          </mrow>
        </mrow>
        <mo fence="true" form="postfix" stretchy="false">)</mo>
      </mrow>
      <mrow>
        <mspace width="0.5em"/>
        <mo stretchy="false">÷</mo>
        <mspace width="0.5em"/>
      </mrow>
      <mn>2</mn>
    </mrow>
    <annotation encoding="StarMath 5.0">{z `{size12 "+"}` 5} over {2} `=` {(z `{size12 "+"}` 5)} `div` {2}</annotation>
  </semantics>
</math>
</file>